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officeooo:rsid="001ae3ee" officeooo:paragraph-rsid="001ae3ee" style:font-size-asian="10.5pt"/>
    </style:style>
    <style:style style:name="P2" style:family="paragraph" style:parent-style-name="Standard">
      <style:paragraph-properties fo:text-align="justify" style:justify-single-word="false"/>
      <style:text-properties fo:language="fr" fo:country="FR" officeooo:rsid="001b0a1c" officeooo:paragraph-rsid="001b0a1c" style:font-size-asian="10.5pt"/>
    </style:style>
    <style:style style:name="P3" style:family="paragraph" style:parent-style-name="Standard">
      <style:paragraph-properties fo:text-align="justify" style:justify-single-word="false"/>
      <style:text-properties fo:language="fr" fo:country="FR" officeooo:rsid="001b0a1c" officeooo:paragraph-rsid="00679684" style:font-size-asian="10.5pt"/>
    </style:style>
    <style:style style:name="P4" style:family="paragraph" style:parent-style-name="Standard">
      <style:paragraph-properties fo:text-align="justify" style:justify-single-word="false"/>
      <style:text-properties fo:language="fr" fo:country="FR" officeooo:rsid="0069dd9c" officeooo:paragraph-rsid="0069dd9c" style:font-size-asian="10.5pt"/>
    </style:style>
    <style:style style:name="P5" style:family="paragraph" style:parent-style-name="Standard">
      <style:paragraph-properties fo:text-align="justify" style:justify-single-word="false"/>
      <style:text-properties fo:language="fr" fo:country="FR" officeooo:rsid="00406dd6" officeooo:paragraph-rsid="00d7f6cc" style:font-size-asian="10.5pt"/>
    </style:style>
    <style:style style:name="P6" style:family="paragraph" style:parent-style-name="Standard">
      <style:paragraph-properties fo:text-align="justify" style:justify-single-word="false"/>
      <style:text-properties fo:language="fr" fo:country="FR" officeooo:rsid="00d7f6cc" officeooo:paragraph-rsid="00d7f6cc" style:font-size-asian="10.5pt"/>
    </style:style>
    <style:style style:name="P7" style:family="paragraph" style:parent-style-name="Standard">
      <style:paragraph-properties fo:text-align="justify" style:justify-single-word="false"/>
      <style:text-properties fo:language="fr" fo:country="FR" officeooo:rsid="00d89889" officeooo:paragraph-rsid="00d89889" style:font-size-asian="10.5pt"/>
    </style:style>
    <style:style style:name="P8" style:family="paragraph" style:parent-style-name="Standard">
      <style:paragraph-properties fo:text-align="justify" style:justify-single-word="false"/>
      <style:text-properties fo:language="fr" fo:country="FR" officeooo:rsid="00e4e56c" officeooo:paragraph-rsid="00e4e56c" style:font-size-asian="10.5pt"/>
    </style:style>
    <style:style style:name="P9" style:family="paragraph" style:parent-style-name="Standard">
      <style:paragraph-properties fo:text-align="justify" style:justify-single-word="false"/>
      <style:text-properties fo:language="fr" fo:country="FR" officeooo:rsid="00e84d81" officeooo:paragraph-rsid="00e84d81" style:font-size-asian="10.5pt"/>
    </style:style>
    <style:style style:name="P10" style:family="paragraph" style:parent-style-name="Standard">
      <style:paragraph-properties fo:text-align="justify" style:justify-single-word="false"/>
      <style:text-properties fo:language="fr" fo:country="FR" officeooo:rsid="00ef8ee4" officeooo:paragraph-rsid="00f791ed" style:font-size-asian="10.5pt"/>
    </style:style>
    <style:style style:name="P11" style:family="paragraph" style:parent-style-name="Standard">
      <style:paragraph-properties fo:text-align="justify" style:justify-single-word="false"/>
      <style:text-properties fo:language="fr" fo:country="FR" officeooo:rsid="00ef8ee4" officeooo:paragraph-rsid="01364c15" style:font-size-asian="10.5pt"/>
    </style:style>
    <style:style style:name="P12" style:family="paragraph" style:parent-style-name="Standard">
      <style:paragraph-properties fo:text-align="justify" style:justify-single-word="false"/>
      <style:text-properties fo:language="fr" fo:country="FR" officeooo:rsid="00f9e522" officeooo:paragraph-rsid="00f9e522" style:font-size-asian="10.5pt"/>
    </style:style>
    <style:style style:name="P13" style:family="paragraph" style:parent-style-name="Standard">
      <style:paragraph-properties fo:text-align="justify" style:justify-single-word="false"/>
      <style:text-properties fo:language="fr" fo:country="FR" officeooo:rsid="0053843a" officeooo:paragraph-rsid="00679684" style:font-size-asian="10.5pt"/>
    </style:style>
    <style:style style:name="P14" style:family="paragraph" style:parent-style-name="Standard">
      <style:paragraph-properties fo:text-align="justify" style:justify-single-word="false"/>
      <style:text-properties fo:language="fr" fo:country="FR" officeooo:rsid="01324b2e" officeooo:paragraph-rsid="01324b2e" style:font-size-asian="10.5pt"/>
    </style:style>
    <style:style style:name="P15" style:family="paragraph" style:parent-style-name="Standard">
      <style:paragraph-properties fo:text-align="justify" style:justify-single-word="false"/>
      <style:text-properties fo:language="fr" fo:country="FR" fo:font-weight="bold" officeooo:rsid="002468c1" officeooo:paragraph-rsid="002468c1" style:font-size-asian="10.5pt" style:font-weight-asian="bold" style:font-weight-complex="bold"/>
    </style:style>
    <style:style style:name="P16" style:family="paragraph" style:parent-style-name="Standard">
      <style:paragraph-properties fo:text-align="justify" style:justify-single-word="false"/>
      <style:text-properties fo:language="fr" fo:country="FR" fo:font-weight="bold" officeooo:rsid="00375475" officeooo:paragraph-rsid="00375475" style:font-size-asian="10.5pt" style:font-weight-asian="bold" style:font-weight-complex="bold"/>
    </style:style>
    <style:style style:name="P17" style:family="paragraph" style:parent-style-name="Standard">
      <style:paragraph-properties fo:text-align="justify" style:justify-single-word="false"/>
      <style:text-properties fo:language="fr" fo:country="FR" fo:font-weight="bold" officeooo:rsid="003c3716" officeooo:paragraph-rsid="003c3716" style:font-size-asian="10.5pt" style:font-weight-asian="bold" style:font-weight-complex="bold"/>
    </style:style>
    <style:style style:name="P18" style:family="paragraph" style:parent-style-name="Standard">
      <style:paragraph-properties fo:text-align="justify" style:justify-single-word="false"/>
      <style:text-properties fo:language="fr" fo:country="FR" fo:font-weight="bold" officeooo:rsid="00fde3e1" officeooo:paragraph-rsid="00fde3e1" style:font-size-asian="10.5pt" style:font-weight-asian="bold" style:font-weight-complex="bold"/>
    </style:style>
    <style:style style:name="P19" style:family="paragraph" style:parent-style-name="Standard">
      <style:paragraph-properties fo:text-align="justify" style:justify-single-word="false"/>
      <style:text-properties fo:language="fr" fo:country="FR" fo:font-weight="bold" officeooo:rsid="01040a28" officeooo:paragraph-rsid="01040a28" style:font-size-asian="10.5pt" style:font-weight-asian="bold" style:font-weight-complex="bold"/>
    </style:style>
    <style:style style:name="P20" style:family="paragraph" style:parent-style-name="Standard">
      <style:paragraph-properties fo:text-align="justify" style:justify-single-word="false"/>
      <style:text-properties fo:language="fr" fo:country="FR" fo:font-weight="bold" officeooo:rsid="00ff5d70" officeooo:paragraph-rsid="00ff5d70" style:font-size-asian="10.5pt" style:font-weight-asian="bold" style:font-weight-complex="bold"/>
    </style:style>
    <style:style style:name="P21" style:family="paragraph" style:parent-style-name="Standard">
      <style:paragraph-properties fo:text-align="justify" style:justify-single-word="false"/>
      <style:text-properties fo:language="fr" fo:country="FR" fo:font-weight="bold" officeooo:rsid="016a604e" officeooo:paragraph-rsid="016a604e" style:font-size-asian="10.5pt" style:font-weight-asian="bold" style:font-weight-complex="bold"/>
    </style:style>
    <style:style style:name="P22" style:family="paragraph" style:parent-style-name="Standard">
      <style:paragraph-properties fo:text-align="justify" style:justify-single-word="false"/>
      <style:text-properties fo:language="fr" fo:country="FR" fo:font-weight="bold" officeooo:rsid="0172af19" officeooo:paragraph-rsid="0172af19" style:font-size-asian="10.5pt" style:font-weight-asian="bold" style:font-weight-complex="bold"/>
    </style:style>
    <style:style style:name="P23" style:family="paragraph" style:parent-style-name="Standard">
      <style:paragraph-properties fo:text-align="justify" style:justify-single-word="false"/>
      <style:text-properties fo:language="fr" fo:country="FR" fo:font-weight="bold" officeooo:rsid="001ae3ee" officeooo:paragraph-rsid="001ae3ee" style:font-size-asian="10.5pt" style:font-weight-asian="bold" style:font-weight-complex="bold"/>
    </style:style>
    <style:style style:name="P24" style:family="paragraph" style:parent-style-name="Standard">
      <style:paragraph-properties fo:text-align="justify" style:justify-single-word="false"/>
      <style:text-properties fo:language="fr" fo:country="FR" fo:font-weight="normal" officeooo:rsid="003019ec" officeooo:paragraph-rsid="003019ec" style:font-size-asian="10.5pt" style:font-weight-asian="normal" style:font-weight-complex="normal"/>
    </style:style>
    <style:style style:name="P25" style:family="paragraph" style:parent-style-name="Standard">
      <style:paragraph-properties fo:text-align="justify" style:justify-single-word="false"/>
      <style:text-properties fo:language="fr" fo:country="FR" fo:font-weight="normal" officeooo:rsid="003019ec" officeooo:paragraph-rsid="008d15ce" style:font-size-asian="10.5pt" style:font-weight-asian="normal" style:font-weight-complex="normal"/>
    </style:style>
    <style:style style:name="P26" style:family="paragraph" style:parent-style-name="Standard">
      <style:paragraph-properties fo:text-align="justify" style:justify-single-word="false"/>
      <style:text-properties fo:language="fr" fo:country="FR" fo:font-weight="normal" officeooo:rsid="0035cf2a" officeooo:paragraph-rsid="0035cf2a" style:font-size-asian="10.5pt" style:font-weight-asian="normal" style:font-weight-complex="normal"/>
    </style:style>
    <style:style style:name="P27" style:family="paragraph" style:parent-style-name="Standard">
      <style:paragraph-properties fo:text-align="justify" style:justify-single-word="false"/>
      <style:text-properties fo:language="fr" fo:country="FR" fo:font-weight="normal" officeooo:rsid="003c82d1" officeooo:paragraph-rsid="003c82d1" style:font-size-asian="10.5pt" style:font-weight-asian="normal" style:font-weight-complex="normal"/>
    </style:style>
    <style:style style:name="P28" style:family="paragraph" style:parent-style-name="Standard">
      <style:paragraph-properties fo:text-align="justify" style:justify-single-word="false"/>
      <style:text-properties fo:language="fr" fo:country="FR" fo:font-weight="normal" officeooo:rsid="003c82d1" officeooo:paragraph-rsid="00c264a9" style:font-size-asian="10.5pt" style:font-weight-asian="normal" style:font-weight-complex="normal"/>
    </style:style>
    <style:style style:name="P29" style:family="paragraph" style:parent-style-name="Standard">
      <style:paragraph-properties fo:text-align="justify" style:justify-single-word="false"/>
      <style:text-properties fo:language="fr" fo:country="FR" fo:font-weight="normal" officeooo:rsid="003c82d1" officeooo:paragraph-rsid="0132e956" style:font-size-asian="10.5pt" style:font-weight-asian="normal" style:font-weight-complex="normal"/>
    </style:style>
    <style:style style:name="P30" style:family="paragraph" style:parent-style-name="Standard">
      <style:paragraph-properties fo:text-align="justify" style:justify-single-word="false"/>
      <style:text-properties fo:language="fr" fo:country="FR" fo:font-weight="normal" officeooo:rsid="003c3716" officeooo:paragraph-rsid="003c3716" style:font-size-asian="10.5pt" style:font-weight-asian="normal" style:font-weight-complex="normal"/>
    </style:style>
    <style:style style:name="P31" style:family="paragraph" style:parent-style-name="Standard">
      <style:paragraph-properties fo:text-align="justify" style:justify-single-word="false"/>
      <style:text-properties fo:language="fr" fo:country="FR" fo:font-weight="normal" officeooo:rsid="00406dd6" officeooo:paragraph-rsid="004419e4" style:font-size-asian="10.5pt" style:font-weight-asian="normal" style:font-weight-complex="normal"/>
    </style:style>
    <style:style style:name="P32" style:family="paragraph" style:parent-style-name="Standard">
      <style:paragraph-properties fo:text-align="justify" style:justify-single-word="false"/>
      <style:text-properties fo:language="fr" fo:country="FR" fo:font-weight="normal" officeooo:rsid="008b2223" officeooo:paragraph-rsid="008ecdc7" style:font-size-asian="10.5pt" style:font-weight-asian="normal" style:font-weight-complex="normal"/>
    </style:style>
    <style:style style:name="P33" style:family="paragraph" style:parent-style-name="Standard">
      <style:paragraph-properties fo:text-align="justify" style:justify-single-word="false"/>
      <style:text-properties fo:language="fr" fo:country="FR" fo:font-weight="normal" officeooo:rsid="008b2223" officeooo:paragraph-rsid="00aa0eb9" style:font-size-asian="10.5pt" style:font-weight-asian="normal" style:font-weight-complex="normal"/>
    </style:style>
    <style:style style:name="P34" style:family="paragraph" style:parent-style-name="Standard">
      <style:paragraph-properties fo:text-align="justify" style:justify-single-word="false"/>
      <style:text-properties fo:language="fr" fo:country="FR" fo:font-weight="normal" officeooo:rsid="002468c1" officeooo:paragraph-rsid="008d15ce" style:font-size-asian="10.5pt" style:font-weight-asian="normal" style:font-weight-complex="normal"/>
    </style:style>
    <style:style style:name="P35" style:family="paragraph" style:parent-style-name="Standard">
      <style:paragraph-properties fo:text-align="justify" style:justify-single-word="false"/>
      <style:text-properties fo:language="fr" fo:country="FR" fo:font-weight="normal" officeooo:rsid="0053843a" officeooo:paragraph-rsid="008d15ce" style:font-size-asian="10.5pt" style:font-weight-asian="normal" style:font-weight-complex="normal"/>
    </style:style>
    <style:style style:name="P36" style:family="paragraph" style:parent-style-name="Standard">
      <style:paragraph-properties fo:text-align="justify" style:justify-single-word="false"/>
      <style:text-properties fo:language="fr" fo:country="FR" fo:font-weight="normal" officeooo:rsid="0035e527" officeooo:paragraph-rsid="008d15ce" style:font-size-asian="10.5pt" style:font-weight-asian="normal" style:font-weight-complex="normal"/>
    </style:style>
    <style:style style:name="P37" style:family="paragraph" style:parent-style-name="Standard">
      <style:paragraph-properties fo:text-align="justify" style:justify-single-word="false"/>
      <style:text-properties fo:language="fr" fo:country="FR" fo:font-weight="normal" officeooo:rsid="00257030" officeooo:paragraph-rsid="008d15ce" style:font-size-asian="10.5pt" style:font-weight-asian="normal" style:font-weight-complex="normal"/>
    </style:style>
    <style:style style:name="P38" style:family="paragraph" style:parent-style-name="Standard">
      <style:paragraph-properties fo:text-align="justify" style:justify-single-word="false"/>
      <style:text-properties fo:language="fr" fo:country="FR" fo:font-weight="normal" officeooo:rsid="0027584e" officeooo:paragraph-rsid="008d15ce" style:font-size-asian="10.5pt" style:font-weight-asian="normal" style:font-weight-complex="normal"/>
    </style:style>
    <style:style style:name="P39" style:family="paragraph" style:parent-style-name="Standard">
      <style:paragraph-properties fo:text-align="justify" style:justify-single-word="false"/>
      <style:text-properties fo:language="fr" fo:country="FR" fo:font-weight="normal" officeooo:rsid="00320ce4" officeooo:paragraph-rsid="00919dd0" style:font-size-asian="10.5pt" style:font-weight-asian="normal" style:font-weight-complex="normal"/>
    </style:style>
    <style:style style:name="P40" style:family="paragraph" style:parent-style-name="Standard">
      <style:paragraph-properties fo:text-align="justify" style:justify-single-word="false"/>
      <style:text-properties fo:language="fr" fo:country="FR" fo:font-weight="normal" officeooo:rsid="00320ce4" officeooo:paragraph-rsid="00945ce7" style:font-size-asian="10.5pt" style:font-weight-asian="normal" style:font-weight-complex="normal"/>
    </style:style>
    <style:style style:name="P41" style:family="paragraph" style:parent-style-name="Standard">
      <style:paragraph-properties fo:text-align="justify" style:justify-single-word="false"/>
      <style:text-properties fo:language="fr" fo:country="FR" fo:font-weight="normal" officeooo:rsid="00a3872a" officeooo:paragraph-rsid="00a3872a" style:font-size-asian="10.5pt" style:font-weight-asian="normal" style:font-weight-complex="normal"/>
    </style:style>
    <style:style style:name="P42" style:family="paragraph" style:parent-style-name="Standard">
      <style:paragraph-properties fo:text-align="justify" style:justify-single-word="false"/>
      <style:text-properties fo:language="fr" fo:country="FR" fo:font-weight="normal" officeooo:rsid="00d5d965" officeooo:paragraph-rsid="00d7f6cc" style:font-size-asian="10.5pt" style:font-weight-asian="normal" style:font-weight-complex="normal"/>
    </style:style>
    <style:style style:name="P43" style:family="paragraph" style:parent-style-name="Standard">
      <style:paragraph-properties fo:text-align="justify" style:justify-single-word="false"/>
      <style:text-properties fo:language="fr" fo:country="FR" fo:font-weight="normal" officeooo:rsid="00d7f6cc" officeooo:paragraph-rsid="00d7f6cc" style:font-size-asian="10.5pt" style:font-weight-asian="normal" style:font-weight-complex="normal"/>
    </style:style>
    <style:style style:name="P44" style:family="paragraph" style:parent-style-name="Standard">
      <style:paragraph-properties fo:text-align="justify" style:justify-single-word="false"/>
      <style:text-properties fo:language="fr" fo:country="FR" fo:font-weight="normal" officeooo:rsid="00e604ef" officeooo:paragraph-rsid="00e4e56c" style:font-size-asian="10.5pt" style:font-weight-asian="normal" style:font-weight-complex="normal"/>
    </style:style>
    <style:style style:name="P45" style:family="paragraph" style:parent-style-name="Standard">
      <style:paragraph-properties fo:text-align="justify" style:justify-single-word="false"/>
      <style:text-properties fo:language="fr" fo:country="FR" fo:font-weight="normal" officeooo:rsid="00edb7c3" officeooo:paragraph-rsid="00e84d81" style:font-size-asian="10.5pt" style:font-weight-asian="normal" style:font-weight-complex="normal"/>
    </style:style>
    <style:style style:name="P46" style:family="paragraph" style:parent-style-name="Standard">
      <style:paragraph-properties fo:text-align="justify" style:justify-single-word="false"/>
      <style:text-properties fo:language="fr" fo:country="FR" fo:font-weight="normal" officeooo:rsid="00f9e522" officeooo:paragraph-rsid="00f9e522" style:font-size-asian="10.5pt" style:font-weight-asian="normal" style:font-weight-complex="normal"/>
    </style:style>
    <style:style style:name="P47" style:family="paragraph" style:parent-style-name="Standard">
      <style:paragraph-properties fo:text-align="justify" style:justify-single-word="false"/>
      <style:text-properties fo:language="fr" fo:country="FR" fo:font-weight="normal" officeooo:rsid="00fc2cbd" officeooo:paragraph-rsid="00f9e522" style:font-size-asian="10.5pt" style:font-weight-asian="normal" style:font-weight-complex="normal"/>
    </style:style>
    <style:style style:name="P48" style:family="paragraph" style:parent-style-name="Standard">
      <style:paragraph-properties fo:text-align="justify" style:justify-single-word="false"/>
      <style:text-properties fo:language="fr" fo:country="FR" fo:font-weight="normal" officeooo:rsid="01040a28" officeooo:paragraph-rsid="010783e2" style:font-size-asian="10.5pt" style:font-weight-asian="normal" style:font-weight-complex="normal"/>
    </style:style>
    <style:style style:name="P49" style:family="paragraph" style:parent-style-name="Standard">
      <style:paragraph-properties fo:text-align="justify" style:justify-single-word="false"/>
      <style:text-properties fo:language="fr" fo:country="FR" fo:font-weight="normal" officeooo:rsid="0105f98a" officeooo:paragraph-rsid="0105f98a" style:font-size-asian="10.5pt" style:font-weight-asian="normal" style:font-weight-complex="normal"/>
    </style:style>
    <style:style style:name="P50" style:family="paragraph" style:parent-style-name="Standard">
      <style:paragraph-properties fo:text-align="justify" style:justify-single-word="false"/>
      <style:text-properties fo:language="fr" fo:country="FR" fo:font-weight="normal" officeooo:rsid="0105f98a" officeooo:paragraph-rsid="010783e2" style:font-size-asian="10.5pt" style:font-weight-asian="normal" style:font-weight-complex="normal"/>
    </style:style>
    <style:style style:name="P51" style:family="paragraph" style:parent-style-name="Standard">
      <style:paragraph-properties fo:text-align="justify" style:justify-single-word="false"/>
      <style:text-properties fo:language="fr" fo:country="FR" fo:font-weight="normal" officeooo:rsid="0105f98a" officeooo:paragraph-rsid="0178c2c3" style:font-size-asian="10.5pt" style:font-weight-asian="normal" style:font-weight-complex="normal"/>
    </style:style>
    <style:style style:name="P52" style:family="paragraph" style:parent-style-name="Standard">
      <style:paragraph-properties fo:text-align="justify" style:justify-single-word="false"/>
      <style:text-properties fo:language="fr" fo:country="FR" fo:font-weight="normal" officeooo:rsid="01175dea" officeooo:paragraph-rsid="01175dea" style:font-size-asian="10.5pt" style:font-weight-asian="normal" style:font-weight-complex="normal"/>
    </style:style>
    <style:style style:name="P53" style:family="paragraph" style:parent-style-name="Standard">
      <style:paragraph-properties fo:text-align="justify" style:justify-single-word="false"/>
      <style:text-properties fo:language="fr" fo:country="FR" fo:font-weight="normal" officeooo:rsid="00375475" officeooo:paragraph-rsid="0129002e" style:font-size-asian="10.5pt" style:font-weight-asian="normal" style:font-weight-complex="normal"/>
    </style:style>
    <style:style style:name="P54" style:family="paragraph" style:parent-style-name="Standard">
      <style:paragraph-properties fo:text-align="justify" style:justify-single-word="false"/>
      <style:text-properties fo:language="fr" fo:country="FR" fo:font-weight="normal" officeooo:rsid="0129002e" officeooo:paragraph-rsid="0129002e" style:font-size-asian="10.5pt" style:font-weight-asian="normal" style:font-weight-complex="normal"/>
    </style:style>
    <style:style style:name="P55" style:family="paragraph" style:parent-style-name="Standard">
      <style:paragraph-properties fo:text-align="justify" style:justify-single-word="false"/>
      <style:text-properties fo:language="fr" fo:country="FR" fo:font-weight="normal" officeooo:rsid="0137f29f" officeooo:paragraph-rsid="0137f29f" style:font-size-asian="10.5pt" style:font-weight-asian="normal" style:font-weight-complex="normal"/>
    </style:style>
    <style:style style:name="P56" style:family="paragraph" style:parent-style-name="Standard">
      <style:paragraph-properties fo:text-align="justify" style:justify-single-word="false"/>
      <style:text-properties fo:language="fr" fo:country="FR" fo:font-weight="normal" officeooo:rsid="0139973d" officeooo:paragraph-rsid="0139973d" style:font-size-asian="10.5pt" style:font-weight-asian="normal" style:font-weight-complex="normal"/>
    </style:style>
    <style:style style:name="P57" style:family="paragraph" style:parent-style-name="Standard">
      <style:paragraph-properties fo:text-align="justify" style:justify-single-word="false"/>
      <style:text-properties fo:language="fr" fo:country="FR" fo:font-weight="normal" officeooo:rsid="0144cab7" officeooo:paragraph-rsid="0144cab7" style:font-size-asian="10.5pt" style:font-weight-asian="normal" style:font-weight-complex="normal"/>
    </style:style>
    <style:style style:name="P58" style:family="paragraph" style:parent-style-name="Standard">
      <style:paragraph-properties fo:text-align="justify" style:justify-single-word="false"/>
      <style:text-properties fo:language="fr" fo:country="FR" fo:font-weight="normal" officeooo:rsid="01324b2e" officeooo:paragraph-rsid="01324b2e" style:font-size-asian="10.5pt" style:font-weight-asian="normal" style:font-weight-complex="normal"/>
    </style:style>
    <style:style style:name="P59" style:family="paragraph" style:parent-style-name="Standard">
      <style:paragraph-properties fo:text-align="justify" style:justify-single-word="false"/>
      <style:text-properties fo:language="fr" fo:country="FR" fo:font-weight="normal" officeooo:rsid="015787b7" officeooo:paragraph-rsid="015787b7" style:font-size-asian="10.5pt" style:font-weight-asian="normal" style:font-weight-complex="normal"/>
    </style:style>
    <style:style style:name="P60" style:family="paragraph" style:parent-style-name="Standard">
      <style:paragraph-properties fo:text-align="justify" style:justify-single-word="false"/>
      <style:text-properties fo:language="fr" fo:country="FR" fo:font-weight="normal" officeooo:rsid="015787b7" officeooo:paragraph-rsid="015a07f7" style:font-size-asian="10.5pt" style:font-weight-asian="normal" style:font-weight-complex="normal"/>
    </style:style>
    <style:style style:name="P61" style:family="paragraph" style:parent-style-name="Standard">
      <style:paragraph-properties fo:text-align="justify" style:justify-single-word="false"/>
      <style:text-properties fo:language="fr" fo:country="FR" fo:font-weight="normal" officeooo:rsid="0157d8bb" officeooo:paragraph-rsid="015a07f7" style:font-size-asian="10.5pt" style:font-weight-asian="normal" style:font-weight-complex="normal"/>
    </style:style>
    <style:style style:name="P62" style:family="paragraph" style:parent-style-name="Standard">
      <style:paragraph-properties fo:text-align="justify" style:justify-single-word="false"/>
      <style:text-properties fo:language="fr" fo:country="FR" fo:font-weight="normal" officeooo:rsid="016a604e" officeooo:paragraph-rsid="016a604e" style:font-size-asian="10.5pt" style:font-weight-asian="normal" style:font-weight-complex="normal"/>
    </style:style>
    <style:style style:name="P63" style:family="paragraph" style:parent-style-name="Standard">
      <style:paragraph-properties fo:text-align="justify" style:justify-single-word="false"/>
      <style:text-properties fo:language="fr" fo:country="FR" fo:font-weight="normal" officeooo:rsid="016c34c1" officeooo:paragraph-rsid="016c34c1" style:font-size-asian="10.5pt" style:font-weight-asian="normal" style:font-weight-complex="normal"/>
    </style:style>
    <style:style style:name="P64" style:family="paragraph" style:parent-style-name="Standard">
      <style:paragraph-properties fo:text-align="justify" style:justify-single-word="false"/>
      <style:text-properties fo:language="fr" fo:country="FR" fo:font-weight="normal" officeooo:rsid="016ef92c" officeooo:paragraph-rsid="016ef92c" style:font-size-asian="10.5pt" style:font-weight-asian="normal" style:font-weight-complex="normal"/>
    </style:style>
    <style:style style:name="P65" style:family="paragraph" style:parent-style-name="Standard">
      <style:paragraph-properties fo:text-align="justify" style:justify-single-word="false"/>
      <style:text-properties fo:language="fr" fo:country="FR" fo:font-weight="normal" officeooo:rsid="0172af19" officeooo:paragraph-rsid="0172af19" style:font-size-asian="10.5pt" style:font-weight-asian="normal" style:font-weight-complex="normal"/>
    </style:style>
    <style:style style:name="P66" style:family="paragraph" style:parent-style-name="Standard">
      <style:paragraph-properties fo:text-align="justify" style:justify-single-word="false"/>
      <style:text-properties fo:language="fr" fo:country="FR" fo:font-weight="normal" officeooo:rsid="00ba9fb5" officeooo:paragraph-rsid="00ba9fb5" style:font-size-asian="10.5pt" style:font-weight-asian="normal" style:font-weight-complex="normal"/>
    </style:style>
    <style:style style:name="P67" style:family="paragraph" style:parent-style-name="Standard">
      <style:paragraph-properties fo:text-align="center" style:justify-single-word="false"/>
      <style:text-properties fo:language="fr" fo:country="FR" fo:font-style="italic" fo:font-weight="normal" officeooo:rsid="011c7fd9" officeooo:paragraph-rsid="011c7fd9" style:font-size-asian="10.5pt" style:font-style-asian="italic" style:font-weight-asian="normal" style:font-style-complex="italic" style:font-weight-complex="normal"/>
    </style:style>
    <style:style style:name="P68" style:family="paragraph" style:parent-style-name="Standard">
      <style:paragraph-properties fo:text-align="center" style:justify-single-word="false"/>
      <style:text-properties fo:language="fr" fo:country="FR" fo:font-style="italic" fo:font-weight="normal" officeooo:rsid="011ec241" officeooo:paragraph-rsid="012f374c" style:font-size-asian="10.5pt" style:font-style-asian="italic" style:font-weight-asian="normal" style:font-style-complex="italic" style:font-weight-complex="normal"/>
    </style:style>
    <style:style style:name="P69" style:family="paragraph" style:parent-style-name="Standard">
      <style:paragraph-properties fo:text-align="center" style:justify-single-word="false"/>
      <style:text-properties fo:language="fr" fo:country="FR" fo:font-style="italic" fo:font-weight="normal" officeooo:rsid="012f3d9a" officeooo:paragraph-rsid="012f3d9a" style:font-size-asian="10.5pt" style:font-style-asian="italic" style:font-weight-asian="normal" style:font-style-complex="italic" style:font-weight-complex="normal"/>
    </style:style>
    <style:style style:name="P70" style:family="paragraph" style:parent-style-name="Standard">
      <style:paragraph-properties fo:text-align="center" style:justify-single-word="false"/>
      <style:text-properties fo:language="fr" fo:country="FR" fo:font-style="italic" fo:font-weight="normal" officeooo:rsid="01302452" officeooo:paragraph-rsid="01302452" style:font-size-asian="10.5pt" style:font-style-asian="italic" style:font-weight-asian="normal" style:font-style-complex="italic" style:font-weight-complex="normal"/>
    </style:style>
    <style:style style:name="P71" style:family="paragraph" style:parent-style-name="Standard">
      <style:paragraph-properties fo:text-align="center" style:justify-single-word="false"/>
      <style:text-properties fo:language="fr" fo:country="FR" fo:font-style="italic" fo:font-weight="normal" officeooo:rsid="01307ebc" officeooo:paragraph-rsid="01307ebc" style:font-size-asian="10.5pt" style:font-style-asian="italic" style:font-weight-asian="normal" style:font-style-complex="italic" style:font-weight-complex="normal"/>
    </style:style>
    <style:style style:name="P72" style:family="paragraph" style:parent-style-name="Standard">
      <style:paragraph-properties fo:text-align="center" style:justify-single-word="false"/>
      <style:text-properties fo:language="fr" fo:country="FR" fo:font-style="italic" fo:font-weight="normal" officeooo:rsid="013e9b6a" officeooo:paragraph-rsid="013e9b6a" style:font-size-asian="10.5pt" style:font-style-asian="italic" style:font-weight-asian="normal" style:font-style-complex="italic" style:font-weight-complex="normal"/>
    </style:style>
    <style:style style:name="P73" style:family="paragraph" style:parent-style-name="Standard">
      <style:paragraph-properties fo:text-align="justify" style:justify-single-word="false"/>
      <style:text-properties fo:language="fr" fo:country="FR" fo:font-style="italic" fo:font-weight="normal" officeooo:rsid="014aa67f" officeooo:paragraph-rsid="01480d79" style:font-size-asian="10.5pt" style:font-style-asian="italic" style:font-weight-asian="normal" style:font-style-complex="italic" style:font-weight-complex="normal"/>
    </style:style>
    <style:style style:name="P74" style:family="paragraph" style:parent-style-name="Standard">
      <style:paragraph-properties fo:text-align="center" style:justify-single-word="false"/>
      <style:text-properties fo:language="fr" fo:country="FR" fo:font-style="italic" fo:font-weight="normal" officeooo:rsid="014b6f2f" officeooo:paragraph-rsid="014b6f2f" style:font-size-asian="10.5pt" style:font-style-asian="italic" style:font-weight-asian="normal" style:font-style-complex="italic" style:font-weight-complex="normal"/>
    </style:style>
    <style:style style:name="P75" style:family="paragraph" style:parent-style-name="Standard">
      <style:paragraph-properties fo:text-align="center" style:justify-single-word="false"/>
      <style:text-properties fo:language="fr" fo:country="FR" fo:font-style="italic" fo:font-weight="normal" officeooo:rsid="014d0a43" officeooo:paragraph-rsid="014d0a43" style:font-size-asian="10.5pt" style:font-style-asian="italic" style:font-weight-asian="normal" style:font-style-complex="italic" style:font-weight-complex="normal"/>
    </style:style>
    <style:style style:name="P76" style:family="paragraph" style:parent-style-name="Standard">
      <style:paragraph-properties fo:text-align="center" style:justify-single-word="false"/>
      <style:text-properties fo:language="fr" fo:country="FR" fo:font-style="italic" fo:font-weight="normal" officeooo:rsid="01324b2e" officeooo:paragraph-rsid="01324b2e" style:font-size-asian="10.5pt" style:font-style-asian="italic" style:font-weight-asian="normal" style:font-style-complex="italic" style:font-weight-complex="normal"/>
    </style:style>
    <style:style style:name="P77" style:family="paragraph" style:parent-style-name="Standard">
      <style:paragraph-properties fo:text-align="center" style:justify-single-word="false"/>
      <style:text-properties fo:language="fr" fo:country="FR" fo:font-style="italic" fo:font-weight="normal" officeooo:rsid="014ef373" officeooo:paragraph-rsid="014ef373" style:font-size-asian="10.5pt" style:font-style-asian="italic" style:font-weight-asian="normal" style:font-style-complex="italic" style:font-weight-complex="normal"/>
    </style:style>
    <style:style style:name="P78" style:family="paragraph" style:parent-style-name="Standard">
      <style:paragraph-properties fo:text-align="center" style:justify-single-word="false"/>
      <style:text-properties fo:language="fr" fo:country="FR" fo:font-style="italic" fo:font-weight="normal" officeooo:rsid="016a604e" officeooo:paragraph-rsid="016a604e" style:font-size-asian="10.5pt" style:font-style-asian="italic" style:font-weight-asian="normal" style:font-style-complex="italic" style:font-weight-complex="normal"/>
    </style:style>
    <style:style style:name="P79" style:family="paragraph" style:parent-style-name="Standard">
      <style:paragraph-properties fo:text-align="justify" style:justify-single-word="false"/>
      <style:text-properties fo:language="fr" fo:country="FR" fo:font-style="normal" fo:font-weight="normal" officeooo:rsid="01480d79" officeooo:paragraph-rsid="01480d79" style:font-size-asian="10.5pt"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language="fr" fo:country="FR" fo:font-style="normal" fo:font-weight="normal" officeooo:rsid="014aa67f" officeooo:paragraph-rsid="014aa67f" style:font-size-asian="10.5pt"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language="fr" fo:country="FR" fo:font-style="normal" fo:font-weight="normal" officeooo:rsid="015329ff" officeooo:paragraph-rsid="015329ff" style:font-size-asian="10.5pt"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language="fr" fo:country="FR" fo:font-weight="normal" officeooo:rsid="003019ec" officeooo:paragraph-rsid="008d15ce" style:font-size-asian="10.5pt" style:font-weight-asian="normal" style:font-weight-complex="normal"/>
    </style:style>
    <style:style style:name="P83" style:family="paragraph" style:parent-style-name="Standard">
      <style:paragraph-properties fo:text-align="justify" style:justify-single-word="false"/>
      <style:text-properties fo:language="fr" fo:country="FR" fo:font-weight="normal" officeooo:rsid="017e09b7" officeooo:paragraph-rsid="017e09b7" style:font-size-asian="10.5pt" style:font-weight-asian="normal" style:font-weight-complex="normal"/>
    </style:style>
    <style:style style:name="P84" style:family="paragraph" style:parent-style-name="Standard">
      <style:paragraph-properties fo:text-align="center" style:justify-single-word="false"/>
      <style:text-properties fo:language="fr" fo:country="FR" fo:font-weight="normal" officeooo:rsid="017e09b7" officeooo:paragraph-rsid="017e09b7" style:font-size-asian="10.5pt" style:font-weight-asian="normal" style:font-weight-complex="normal"/>
    </style:style>
    <style:style style:name="P85" style:family="paragraph" style:parent-style-name="Standard">
      <style:paragraph-properties fo:text-align="justify" style:justify-single-word="false"/>
      <style:text-properties fo:language="fr" fo:country="FR" fo:font-weight="normal" officeooo:rsid="019abb32" officeooo:paragraph-rsid="019abb32" style:font-size-asian="10.5pt" style:font-weight-asian="normal" style:font-weight-complex="normal"/>
    </style:style>
    <style:style style:name="P86" style:family="paragraph" style:parent-style-name="Standard">
      <style:paragraph-properties fo:text-align="justify" style:justify-single-word="false"/>
      <style:text-properties fo:language="fr" fo:country="FR" fo:font-weight="normal" officeooo:rsid="019d36d5" officeooo:paragraph-rsid="01a0ed64" style:font-size-asian="10.5pt" style:font-weight-asian="normal" style:font-weight-complex="normal"/>
    </style:style>
    <style:style style:name="P87" style:family="paragraph" style:parent-style-name="Standard">
      <style:paragraph-properties fo:text-align="justify" style:justify-single-word="false"/>
      <style:text-properties fo:language="fr" fo:country="FR" fo:font-weight="normal" officeooo:rsid="01a0ed64" officeooo:paragraph-rsid="01a0ed64" style:font-size-asian="10.5pt" style:font-weight-asian="normal" style:font-weight-complex="normal"/>
    </style:style>
    <style:style style:name="P88" style:family="paragraph" style:parent-style-name="Standard">
      <style:paragraph-properties fo:text-align="justify" style:justify-single-word="false"/>
      <style:text-properties fo:language="fr" fo:country="FR" fo:font-weight="normal" officeooo:rsid="01590489" officeooo:paragraph-rsid="01590489" style:font-size-asian="10.5pt" style:font-weight-asian="normal" style:font-weight-complex="normal"/>
    </style:style>
    <style:style style:name="P89" style:family="paragraph" style:parent-style-name="Standard">
      <style:paragraph-properties fo:text-align="justify" style:justify-single-word="false"/>
      <style:text-properties fo:language="fr" fo:country="FR" fo:font-weight="normal" officeooo:rsid="0157d8bb" officeooo:paragraph-rsid="01ab775e" style:font-size-asian="10.5pt" style:font-weight-asian="normal" style:font-weight-complex="normal"/>
    </style:style>
    <style:style style:name="P90" style:family="paragraph" style:parent-style-name="Standard">
      <style:paragraph-properties fo:text-align="justify" style:justify-single-word="false"/>
      <style:text-properties fo:language="fr" fo:country="FR" fo:font-weight="normal" officeooo:rsid="0139973d" officeooo:paragraph-rsid="01b41aa0" style:font-size-asian="10.5pt" style:font-weight-asian="normal" style:font-weight-complex="normal"/>
    </style:style>
    <style:style style:name="P91" style:family="paragraph" style:parent-style-name="Standard">
      <style:paragraph-properties fo:text-align="center" style:justify-single-word="false"/>
      <style:text-properties fo:language="fr" fo:country="FR" fo:font-style="italic" fo:font-weight="normal" officeooo:rsid="01892fb8" officeooo:paragraph-rsid="01892fb8" style:font-size-asian="10.5pt" style:font-style-asian="italic" style:font-weight-asian="normal" style:font-style-complex="italic" style:font-weight-complex="normal"/>
    </style:style>
    <style:style style:name="P92" style:family="paragraph" style:parent-style-name="Standard">
      <style:paragraph-properties fo:text-align="center" style:justify-single-word="false"/>
      <style:text-properties fo:language="fr" fo:country="FR" fo:font-style="italic" fo:font-weight="normal" officeooo:rsid="018b3cda" officeooo:paragraph-rsid="018b3cda" style:font-size-asian="10.5pt" style:font-style-asian="italic" style:font-weight-asian="normal" style:font-style-complex="italic" style:font-weight-complex="normal"/>
    </style:style>
    <style:style style:name="P93" style:family="paragraph" style:parent-style-name="Standard">
      <style:paragraph-properties fo:text-align="center" style:justify-single-word="false"/>
      <style:text-properties fo:language="fr" fo:country="FR" fo:font-style="italic" fo:font-weight="normal" officeooo:rsid="01a0ed64" officeooo:paragraph-rsid="01a0ed64" style:font-size-asian="10.5pt" style:font-style-asian="italic" style:font-weight-asian="normal" style:font-style-complex="italic" style:font-weight-complex="normal"/>
    </style:style>
    <style:style style:name="P94" style:family="paragraph" style:parent-style-name="Standard">
      <style:paragraph-properties fo:text-align="center" style:justify-single-word="false"/>
      <style:text-properties fo:language="fr" fo:country="FR" fo:font-style="italic" fo:font-weight="normal" officeooo:rsid="01a2dd6c" officeooo:paragraph-rsid="01a2dd6c" style:font-size-asian="10.5pt" style:font-style-asian="italic" style:font-weight-asian="normal" style:font-style-complex="italic" style:font-weight-complex="normal"/>
    </style:style>
    <style:style style:name="P95" style:family="paragraph" style:parent-style-name="Standard">
      <style:paragraph-properties fo:text-align="center" style:justify-single-word="false"/>
      <style:text-properties fo:language="fr" fo:country="FR" fo:font-style="italic" fo:font-weight="normal" officeooo:rsid="01a381c4" officeooo:paragraph-rsid="01a381c4" style:font-size-asian="10.5pt" style:font-style-asian="italic" style:font-weight-asian="normal" style:font-style-complex="italic" style:font-weight-complex="normal"/>
    </style:style>
    <style:style style:name="P96" style:family="paragraph" style:parent-style-name="Standard">
      <style:paragraph-properties fo:text-align="justify" style:justify-single-word="false"/>
      <style:text-properties fo:language="fr" fo:country="FR" fo:font-style="italic" fo:font-weight="bold" officeooo:rsid="00fde3e1" officeooo:paragraph-rsid="00fde3e1" style:font-size-asian="10.5pt" style:font-style-asian="italic" style:font-weight-asian="bold" style:font-style-complex="italic" style:font-weight-complex="bold"/>
    </style:style>
    <style:style style:name="P97" style:family="paragraph" style:parent-style-name="Standard">
      <style:paragraph-properties fo:text-align="justify" style:justify-single-word="false"/>
      <style:text-properties fo:language="fr" fo:country="FR" fo:font-style="normal" fo:font-weight="normal" officeooo:rsid="01892fb8" officeooo:paragraph-rsid="01892fb8" style:font-size-asian="10.5pt"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language="fr" fo:country="FR" officeooo:rsid="00f9e522" officeooo:paragraph-rsid="00f9e522" style:font-size-asian="10.5pt"/>
    </style:style>
    <style:style style:name="P99" style:family="paragraph" style:parent-style-name="Standard">
      <style:paragraph-properties fo:text-align="justify" style:justify-single-word="false"/>
      <style:text-properties fo:language="fr" fo:country="FR" officeooo:rsid="0196f0d3" officeooo:paragraph-rsid="0196f0d3" style:font-size-asian="10.5pt"/>
    </style:style>
    <style:style style:name="P100" style:family="paragraph" style:parent-style-name="Standard">
      <style:paragraph-properties fo:text-align="justify" style:justify-single-word="false"/>
      <style:text-properties fo:language="fr" fo:country="FR" fo:font-weight="bold" officeooo:rsid="00fde3e1" officeooo:paragraph-rsid="00fde3e1" style:font-size-asian="10.5pt" style:font-weight-asian="bold" style:font-weight-complex="bold"/>
    </style:style>
    <style:style style:name="T1" style:family="text">
      <style:text-properties officeooo:rsid="001b0a1c"/>
    </style:style>
    <style:style style:name="T2" style:family="text">
      <style:text-properties officeooo:rsid="001c983d"/>
    </style:style>
    <style:style style:name="T3" style:family="text">
      <style:text-properties officeooo:rsid="001f1a96"/>
    </style:style>
    <style:style style:name="T4" style:family="text">
      <style:text-properties officeooo:rsid="00207451"/>
    </style:style>
    <style:style style:name="T5" style:family="text">
      <style:text-properties officeooo:rsid="0020b36e"/>
    </style:style>
    <style:style style:name="T6" style:family="text">
      <style:text-properties officeooo:rsid="002ad2ad"/>
    </style:style>
    <style:style style:name="T7" style:family="text">
      <style:text-properties officeooo:rsid="002dc864"/>
    </style:style>
    <style:style style:name="T8" style:family="text">
      <style:text-properties officeooo:rsid="002ebb27"/>
    </style:style>
    <style:style style:name="T9" style:family="text">
      <style:text-properties officeooo:rsid="0033c1e9"/>
    </style:style>
    <style:style style:name="T10" style:family="text">
      <style:text-properties officeooo:rsid="003c82d1"/>
    </style:style>
    <style:style style:name="T11" style:family="text">
      <style:text-properties officeooo:rsid="003e084b"/>
    </style:style>
    <style:style style:name="T12" style:family="text">
      <style:text-properties officeooo:rsid="003fce9e"/>
    </style:style>
    <style:style style:name="T13" style:family="text">
      <style:text-properties officeooo:rsid="00406dd6"/>
    </style:style>
    <style:style style:name="T14" style:family="text">
      <style:text-properties officeooo:rsid="0040a189"/>
    </style:style>
    <style:style style:name="T15" style:family="text">
      <style:text-properties officeooo:rsid="0042e944"/>
    </style:style>
    <style:style style:name="T16" style:family="text">
      <style:text-properties officeooo:rsid="00441167"/>
    </style:style>
    <style:style style:name="T17" style:family="text">
      <style:text-properties officeooo:rsid="0047232a"/>
    </style:style>
    <style:style style:name="T18" style:family="text">
      <style:text-properties officeooo:rsid="0048c3f6"/>
    </style:style>
    <style:style style:name="T19" style:family="text">
      <style:text-properties officeooo:rsid="004a1cad"/>
    </style:style>
    <style:style style:name="T20" style:family="text">
      <style:text-properties officeooo:rsid="004bcbd2"/>
    </style:style>
    <style:style style:name="T21" style:family="text">
      <style:text-properties officeooo:rsid="00515ad8"/>
    </style:style>
    <style:style style:name="T22" style:family="text">
      <style:text-properties officeooo:rsid="00533978"/>
    </style:style>
    <style:style style:name="T23" style:family="text">
      <style:text-properties officeooo:rsid="0053843a"/>
    </style:style>
    <style:style style:name="T24" style:family="text">
      <style:text-properties officeooo:rsid="0056f368"/>
    </style:style>
    <style:style style:name="T25" style:family="text">
      <style:text-properties officeooo:rsid="0058c80c"/>
    </style:style>
    <style:style style:name="T26" style:family="text">
      <style:text-properties officeooo:rsid="00591938"/>
    </style:style>
    <style:style style:name="T27" style:family="text">
      <style:text-properties officeooo:rsid="00593142"/>
    </style:style>
    <style:style style:name="T28" style:family="text">
      <style:text-properties officeooo:rsid="005a6ddc"/>
    </style:style>
    <style:style style:name="T29" style:family="text">
      <style:text-properties officeooo:rsid="005d022b"/>
    </style:style>
    <style:style style:name="T30" style:family="text">
      <style:text-properties officeooo:rsid="005e2d58"/>
    </style:style>
    <style:style style:name="T31" style:family="text">
      <style:text-properties officeooo:rsid="00605350"/>
    </style:style>
    <style:style style:name="T32" style:family="text">
      <style:text-properties officeooo:rsid="0060fb7d"/>
    </style:style>
    <style:style style:name="T33" style:family="text">
      <style:text-properties officeooo:rsid="0064ed92"/>
    </style:style>
    <style:style style:name="T34" style:family="text">
      <style:text-properties officeooo:rsid="0069dd9c"/>
    </style:style>
    <style:style style:name="T35" style:family="text">
      <style:text-properties officeooo:rsid="006b71f1"/>
    </style:style>
    <style:style style:name="T36" style:family="text">
      <style:text-properties officeooo:rsid="006d1a41"/>
    </style:style>
    <style:style style:name="T37" style:family="text">
      <style:text-properties officeooo:rsid="006e57a1"/>
    </style:style>
    <style:style style:name="T38" style:family="text">
      <style:text-properties officeooo:rsid="0073370a"/>
    </style:style>
    <style:style style:name="T39" style:family="text">
      <style:text-properties officeooo:rsid="00786d0e"/>
    </style:style>
    <style:style style:name="T40" style:family="text">
      <style:text-properties officeooo:rsid="007969f9"/>
    </style:style>
    <style:style style:name="T41" style:family="text">
      <style:text-properties officeooo:rsid="007dfde8"/>
    </style:style>
    <style:style style:name="T42" style:family="text">
      <style:text-properties officeooo:rsid="007f9132"/>
    </style:style>
    <style:style style:name="T43" style:family="text">
      <style:text-properties officeooo:rsid="0082d0e5"/>
    </style:style>
    <style:style style:name="T44" style:family="text">
      <style:text-properties officeooo:rsid="008736a9"/>
    </style:style>
    <style:style style:name="T45" style:family="text">
      <style:text-properties officeooo:rsid="0088e45a"/>
    </style:style>
    <style:style style:name="T46" style:family="text">
      <style:text-properties officeooo:rsid="008ecdc7"/>
    </style:style>
    <style:style style:name="T47" style:family="text">
      <style:text-properties officeooo:rsid="00928bca"/>
    </style:style>
    <style:style style:name="T48" style:family="text">
      <style:text-properties officeooo:rsid="00a46b2f"/>
    </style:style>
    <style:style style:name="T49" style:family="text">
      <style:text-properties officeooo:rsid="00a528e6"/>
    </style:style>
    <style:style style:name="T50" style:family="text">
      <style:text-properties officeooo:rsid="00a5e6f0"/>
    </style:style>
    <style:style style:name="T51" style:family="text">
      <style:text-properties officeooo:rsid="00add1c0"/>
    </style:style>
    <style:style style:name="T52" style:family="text">
      <style:text-properties officeooo:rsid="00b062a8"/>
    </style:style>
    <style:style style:name="T53" style:family="text">
      <style:text-properties officeooo:rsid="00b0fc33"/>
    </style:style>
    <style:style style:name="T54" style:family="text">
      <style:text-properties officeooo:rsid="00b1a234"/>
    </style:style>
    <style:style style:name="T55" style:family="text">
      <style:text-properties officeooo:rsid="00b39622"/>
    </style:style>
    <style:style style:name="T56" style:family="text">
      <style:text-properties officeooo:rsid="00b7ea47"/>
    </style:style>
    <style:style style:name="T57" style:family="text">
      <style:text-properties officeooo:rsid="00b99fe2"/>
    </style:style>
    <style:style style:name="T58" style:family="text">
      <style:text-properties fo:font-weight="normal" style:font-weight-asian="normal" style:font-weight-complex="normal"/>
    </style:style>
    <style:style style:name="T59" style:family="text">
      <style:text-properties fo:font-weight="normal" officeooo:rsid="004419e4" style:font-weight-asian="normal" style:font-weight-complex="normal"/>
    </style:style>
    <style:style style:name="T60" style:family="text">
      <style:text-properties fo:font-weight="normal" officeooo:rsid="00d411fe" style:font-weight-asian="normal" style:font-weight-complex="normal"/>
    </style:style>
    <style:style style:name="T61" style:family="text">
      <style:text-properties fo:font-weight="normal" officeooo:rsid="00d5d965" style:font-weight-asian="normal" style:font-weight-complex="normal"/>
    </style:style>
    <style:style style:name="T62" style:family="text">
      <style:text-properties fo:font-weight="normal" officeooo:rsid="00d68781" style:font-weight-asian="normal" style:font-weight-complex="normal"/>
    </style:style>
    <style:style style:name="T63" style:family="text">
      <style:text-properties fo:font-weight="normal" officeooo:rsid="00da424b" style:font-weight-asian="normal" style:font-weight-complex="normal"/>
    </style:style>
    <style:style style:name="T64" style:family="text">
      <style:text-properties fo:font-weight="normal" officeooo:rsid="00dc3c49" style:font-weight-asian="normal" style:font-weight-complex="normal"/>
    </style:style>
    <style:style style:name="T65" style:family="text">
      <style:text-properties fo:font-weight="normal" officeooo:rsid="00dd9236" style:font-weight-asian="normal" style:font-weight-complex="normal"/>
    </style:style>
    <style:style style:name="T66" style:family="text">
      <style:text-properties fo:font-weight="normal" officeooo:rsid="00e0641a" style:font-weight-asian="normal" style:font-weight-complex="normal"/>
    </style:style>
    <style:style style:name="T67" style:family="text">
      <style:text-properties fo:font-weight="normal" officeooo:rsid="00e1c116" style:font-weight-asian="normal" style:font-weight-complex="normal"/>
    </style:style>
    <style:style style:name="T68" style:family="text">
      <style:text-properties fo:font-weight="normal" officeooo:rsid="00e2df82" style:font-weight-asian="normal" style:font-weight-complex="normal"/>
    </style:style>
    <style:style style:name="T69" style:family="text">
      <style:text-properties fo:font-weight="normal" officeooo:rsid="00e454ba" style:font-weight-asian="normal" style:font-weight-complex="normal"/>
    </style:style>
    <style:style style:name="T70" style:family="text">
      <style:text-properties fo:font-weight="normal" officeooo:rsid="00e604ef" style:font-weight-asian="normal" style:font-weight-complex="normal"/>
    </style:style>
    <style:style style:name="T71" style:family="text">
      <style:text-properties fo:font-weight="normal" officeooo:rsid="00e9ee7a" style:font-weight-asian="normal" style:font-weight-complex="normal"/>
    </style:style>
    <style:style style:name="T72" style:family="text">
      <style:text-properties fo:font-weight="normal" officeooo:rsid="00ea6623" style:font-weight-asian="normal" style:font-weight-complex="normal"/>
    </style:style>
    <style:style style:name="T73" style:family="text">
      <style:text-properties fo:font-weight="normal" officeooo:rsid="00ebf403" style:font-weight-asian="normal" style:font-weight-complex="normal"/>
    </style:style>
    <style:style style:name="T74" style:family="text">
      <style:text-properties fo:font-weight="normal" officeooo:rsid="00edb7c3" style:font-weight-asian="normal" style:font-weight-complex="normal"/>
    </style:style>
    <style:style style:name="T75" style:family="text">
      <style:text-properties fo:font-weight="normal" officeooo:rsid="00f09448" style:font-weight-asian="normal" style:font-weight-complex="normal"/>
    </style:style>
    <style:style style:name="T76" style:family="text">
      <style:text-properties fo:font-weight="normal" officeooo:rsid="00f0f562" style:font-weight-asian="normal" style:font-weight-complex="normal"/>
    </style:style>
    <style:style style:name="T77" style:family="text">
      <style:text-properties fo:font-weight="normal" officeooo:rsid="00f1b12f" style:font-weight-asian="normal" style:font-weight-complex="normal"/>
    </style:style>
    <style:style style:name="T78" style:family="text">
      <style:text-properties fo:font-weight="normal" officeooo:rsid="00f30cbc" style:font-weight-asian="normal" style:font-weight-complex="normal"/>
    </style:style>
    <style:style style:name="T79" style:family="text">
      <style:text-properties fo:font-weight="normal" officeooo:rsid="00f3b289" style:font-weight-asian="normal" style:font-weight-complex="normal"/>
    </style:style>
    <style:style style:name="T80" style:family="text">
      <style:text-properties fo:font-weight="normal" officeooo:rsid="00f4ebad" style:font-weight-asian="normal" style:font-weight-complex="normal"/>
    </style:style>
    <style:style style:name="T81" style:family="text">
      <style:text-properties fo:font-weight="normal" officeooo:rsid="00f6dd21" style:font-weight-asian="normal" style:font-weight-complex="normal"/>
    </style:style>
    <style:style style:name="T82" style:family="text">
      <style:text-properties fo:font-weight="normal" officeooo:rsid="00f791ed" style:font-weight-asian="normal" style:font-weight-complex="normal"/>
    </style:style>
    <style:style style:name="T83" style:family="text">
      <style:text-properties fo:font-weight="normal" officeooo:rsid="00f8a97c" style:font-weight-asian="normal" style:font-weight-complex="normal"/>
    </style:style>
    <style:style style:name="T84" style:family="text">
      <style:text-properties fo:font-weight="normal" officeooo:rsid="00fa5786" style:font-weight-asian="normal" style:font-weight-complex="normal"/>
    </style:style>
    <style:style style:name="T85" style:family="text">
      <style:text-properties fo:font-weight="normal" officeooo:rsid="00fc2cbd" style:font-weight-asian="normal" style:font-weight-complex="normal"/>
    </style:style>
    <style:style style:name="T86" style:family="text">
      <style:text-properties fo:font-weight="normal" officeooo:rsid="01364c15" style:font-weight-asian="normal" style:font-weight-complex="normal"/>
    </style:style>
    <style:style style:name="T87" style:family="text">
      <style:text-properties fo:font-weight="normal" officeooo:rsid="016a604e" style:font-weight-asian="normal" style:font-weight-complex="normal"/>
    </style:style>
    <style:style style:name="T88" style:family="text">
      <style:text-properties fo:font-weight="normal" officeooo:rsid="01755cdc" style:font-weight-asian="normal" style:font-weight-complex="normal"/>
    </style:style>
    <style:style style:name="T89" style:family="text">
      <style:text-properties fo:font-weight="normal" officeooo:rsid="01930e1a" style:font-weight-asian="normal" style:font-weight-complex="normal"/>
    </style:style>
    <style:style style:name="T90" style:family="text">
      <style:text-properties fo:font-weight="normal" officeooo:rsid="01942641" style:font-weight-asian="normal" style:font-weight-complex="normal"/>
    </style:style>
    <style:style style:name="T91" style:family="text">
      <style:text-properties fo:font-weight="normal" officeooo:rsid="01971f1f" style:font-weight-asian="normal" style:font-weight-complex="normal"/>
    </style:style>
    <style:style style:name="T92" style:family="text">
      <style:text-properties fo:font-weight="normal" officeooo:rsid="0197b73c" style:font-weight-asian="normal" style:font-weight-complex="normal"/>
    </style:style>
    <style:style style:name="T93" style:family="text">
      <style:text-properties fo:font-weight="normal" officeooo:rsid="0198f067" style:font-weight-asian="normal" style:font-weight-complex="normal"/>
    </style:style>
    <style:style style:name="T94" style:family="text">
      <style:text-properties fo:font-weight="normal" officeooo:rsid="0198fc5d" style:font-weight-asian="normal" style:font-weight-complex="normal"/>
    </style:style>
    <style:style style:name="T95" style:family="text">
      <style:text-properties officeooo:rsid="00bff288"/>
    </style:style>
    <style:style style:name="T96" style:family="text">
      <style:text-properties officeooo:rsid="00c24430"/>
    </style:style>
    <style:style style:name="T97" style:family="text">
      <style:text-properties officeooo:rsid="00cf92ef"/>
    </style:style>
    <style:style style:name="T98" style:family="text">
      <style:text-properties officeooo:rsid="00d35673"/>
    </style:style>
    <style:style style:name="T99" style:family="text">
      <style:text-properties officeooo:rsid="01057fde"/>
    </style:style>
    <style:style style:name="T100" style:family="text">
      <style:text-properties officeooo:rsid="0108366f"/>
    </style:style>
    <style:style style:name="T101" style:family="text">
      <style:text-properties officeooo:rsid="010a118a"/>
    </style:style>
    <style:style style:name="T102" style:family="text">
      <style:text-properties officeooo:rsid="010b4b47"/>
    </style:style>
    <style:style style:name="T103" style:family="text">
      <style:text-properties officeooo:rsid="010c81a1"/>
    </style:style>
    <style:style style:name="T104" style:family="text">
      <style:text-properties officeooo:rsid="010e640a"/>
    </style:style>
    <style:style style:name="T105" style:family="text">
      <style:text-properties officeooo:rsid="010f7b9a"/>
    </style:style>
    <style:style style:name="T106" style:family="text">
      <style:text-properties officeooo:rsid="010ff6f4"/>
    </style:style>
    <style:style style:name="T107" style:family="text">
      <style:text-properties officeooo:rsid="0111dbc7"/>
    </style:style>
    <style:style style:name="T108" style:family="text">
      <style:text-properties officeooo:rsid="0114a2eb"/>
    </style:style>
    <style:style style:name="T109" style:family="text">
      <style:text-properties officeooo:rsid="011925f5"/>
    </style:style>
    <style:style style:name="T110" style:family="text">
      <style:text-properties officeooo:rsid="01203c97"/>
    </style:style>
    <style:style style:name="T111" style:family="text">
      <style:text-properties officeooo:rsid="012a41d5"/>
    </style:style>
    <style:style style:name="T112" style:family="text">
      <style:text-properties officeooo:rsid="012dd2ed"/>
    </style:style>
    <style:style style:name="T113" style:family="text">
      <style:text-properties officeooo:rsid="0136b928"/>
    </style:style>
    <style:style style:name="T114" style:family="text">
      <style:text-properties officeooo:rsid="01393907"/>
    </style:style>
    <style:style style:name="T115" style:family="text">
      <style:text-properties officeooo:rsid="013cbc0e"/>
    </style:style>
    <style:style style:name="T116" style:family="text">
      <style:text-properties officeooo:rsid="0144cab7"/>
    </style:style>
    <style:style style:name="T117" style:family="text">
      <style:text-properties officeooo:rsid="01470cdc"/>
    </style:style>
    <style:style style:name="T118" style:family="text">
      <style:text-properties officeooo:rsid="0148e809"/>
    </style:style>
    <style:style style:name="T119" style:family="text">
      <style:text-properties officeooo:rsid="0149514f"/>
    </style:style>
    <style:style style:name="T120" style:family="text">
      <style:text-properties officeooo:rsid="014d0a43"/>
    </style:style>
    <style:style style:name="T121" style:family="text">
      <style:text-properties officeooo:rsid="014f27bb"/>
    </style:style>
    <style:style style:name="T122" style:family="text">
      <style:text-properties officeooo:rsid="0150fc83"/>
    </style:style>
    <style:style style:name="T123" style:family="text">
      <style:text-properties officeooo:rsid="01539835"/>
    </style:style>
    <style:style style:name="T124" style:family="text">
      <style:text-properties officeooo:rsid="01557744"/>
    </style:style>
    <style:style style:name="T125" style:family="text">
      <style:text-properties officeooo:rsid="01569550"/>
    </style:style>
    <style:style style:name="T126" style:family="text">
      <style:text-properties officeooo:rsid="015787b7"/>
    </style:style>
    <style:style style:name="T127" style:family="text">
      <style:text-properties officeooo:rsid="0157d8bb"/>
    </style:style>
    <style:style style:name="T128" style:family="text">
      <style:text-properties officeooo:rsid="015c8f57"/>
    </style:style>
    <style:style style:name="T129" style:family="text">
      <style:text-properties officeooo:rsid="0164ad3c"/>
    </style:style>
    <style:style style:name="T130" style:family="text">
      <style:text-properties officeooo:rsid="016857b1"/>
    </style:style>
    <style:style style:name="T131" style:family="text">
      <style:text-properties officeooo:rsid="016c34c1"/>
    </style:style>
    <style:style style:name="T132" style:family="text">
      <style:text-properties officeooo:rsid="016df201"/>
    </style:style>
    <style:style style:name="T133" style:family="text">
      <style:text-properties officeooo:rsid="016ef92c"/>
    </style:style>
    <style:style style:name="T134" style:family="text">
      <style:text-properties officeooo:rsid="01759ee8"/>
    </style:style>
    <style:style style:name="T135" style:family="text">
      <style:text-properties officeooo:rsid="01794977"/>
    </style:style>
    <style:style style:name="T136" style:family="text">
      <style:text-properties officeooo:rsid="017cf0bc"/>
    </style:style>
    <style:style style:name="T137" style:family="text">
      <style:text-properties officeooo:rsid="017e2699"/>
    </style:style>
    <style:style style:name="T138" style:family="text">
      <style:text-properties officeooo:rsid="018379ce"/>
    </style:style>
    <style:style style:name="T139" style:family="text">
      <style:text-properties officeooo:rsid="01839aa5"/>
    </style:style>
    <style:style style:name="T140" style:family="text">
      <style:text-properties officeooo:rsid="0185f36f"/>
    </style:style>
    <style:style style:name="T141" style:family="text">
      <style:text-properties officeooo:rsid="0186532f"/>
    </style:style>
    <style:style style:name="T142" style:family="text">
      <style:text-properties officeooo:rsid="01892fb8"/>
    </style:style>
    <style:style style:name="T143" style:family="text">
      <style:text-properties officeooo:rsid="01897c74"/>
    </style:style>
    <style:style style:name="T144" style:family="text">
      <style:text-properties officeooo:rsid="018b8fa9"/>
    </style:style>
    <style:style style:name="T145" style:family="text">
      <style:text-properties officeooo:rsid="01913131"/>
    </style:style>
    <style:style style:name="T146" style:family="text">
      <style:text-properties fo:font-weight="bold" style:font-weight-asian="bold" style:font-weight-complex="bold"/>
    </style:style>
    <style:style style:name="T147" style:family="text">
      <style:text-properties fo:font-weight="bold" officeooo:rsid="016c34c1" style:font-weight-asian="bold" style:font-weight-complex="bold"/>
    </style:style>
    <style:style style:name="T148" style:family="text">
      <style:text-properties fo:font-weight="bold" officeooo:rsid="016ef92c" style:font-weight-asian="bold" style:font-weight-complex="bold"/>
    </style:style>
    <style:style style:name="T149" style:family="text">
      <style:text-properties officeooo:rsid="019b674f"/>
    </style:style>
    <style:style style:name="T150" style:family="text">
      <style:text-properties officeooo:rsid="019d36d5"/>
    </style:style>
    <style:style style:name="T151" style:family="text">
      <style:text-properties officeooo:rsid="019f235b"/>
    </style:style>
    <style:style style:name="T152" style:family="text">
      <style:text-properties officeooo:rsid="01a0ed64"/>
    </style:style>
    <style:style style:name="T153" style:family="text">
      <style:text-properties officeooo:rsid="01a63c98"/>
    </style:style>
    <style:style style:name="T154" style:family="text">
      <style:text-properties officeooo:rsid="01a649b0"/>
    </style:style>
    <style:style style:name="T155" style:family="text">
      <style:text-properties officeooo:rsid="01a794d9"/>
    </style:style>
    <style:style style:name="T156" style:family="text">
      <style:text-properties officeooo:rsid="01a98154"/>
    </style:style>
    <style:style style:name="T157" style:family="text">
      <style:text-properties officeooo:rsid="01aa756e"/>
    </style:style>
    <style:style style:name="T158" style:family="text">
      <style:text-properties officeooo:rsid="01aa8739"/>
    </style:style>
    <style:style style:name="T159" style:family="text">
      <style:text-properties officeooo:rsid="01b8153b"/>
    </style:style>
    <style:style style:name="T160" style:family="text">
      <style:text-properties officeooo:rsid="01b99a03"/>
    </style:style>
    <style:style style:name="T161" style:family="text">
      <style:text-properties officeooo:rsid="01bab11a"/>
    </style:style>
    <style:style style:name="T162" style:family="text">
      <style:text-properties officeooo:rsid="01bb6320"/>
    </style:style>
    <style:style style:name="T163" style:family="text">
      <style:text-properties officeooo:rsid="01bcad36"/>
    </style:style>
    <style:style style:name="T164" style:family="text">
      <style:text-properties officeooo:rsid="01bd178a"/>
    </style:style>
    <style:style style:name="T165" style:family="text">
      <style:text-properties officeooo:rsid="01bd247c"/>
    </style:style>
    <style:style style:name="T166" style:family="text">
      <style:text-properties officeooo:rsid="01bde181"/>
    </style:style>
    <style:style style:name="T167" style:family="text">
      <style:text-properties officeooo:rsid="01c0a3a0"/>
    </style:style>
    <style:style style:name="T168" style:family="text">
      <style:text-properties officeooo:rsid="01c0ac41"/>
    </style:style>
    <style:style style:name="T169" style:family="text">
      <style:text-properties officeooo:rsid="01c10c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59">1.1) </text:span>Description de l'architecture et de la <text:span text:style-name="T108">plate-forme</text:span> de tests</text:p>
      <text:p text:style-name="P19"/>
      <text:p text:style-name="P48"><text:span text:style-name="T134">Notre plate-forme de tests fait</text:span> pour ce projet <text:span text:style-name="T134">a</text:span> été testés sur une architecture Intel i3-330M, <text:span text:style-name="T99">première génération pour ce type de processeurs, sur un</text:span> système d'exploitation Ubuntu 14.04 avec le noyau <text:span text:style-name="T100">Linux </text:span>3.13. <text:span text:style-name="T101">L</text:span>e processeur dispose de deux cœurs physiques donc quatre cœurs <text:span text:style-name="T103">logiques </text:span>avec hyper-threading <text:span text:style-name="T102">activé</text:span>. On dispose d'un cache de niveau L1 de 64ko pour les instructions et 64ko pour les données sur caque cœur. Le cache de niveau L2 est aussi exclusif aux deux cœurs, <text:span text:style-name="T129">mais les données et les instructions sont mélangées</text:span>, sa taille est de 256ko. Enfin, le cache de niveau L3 fait 3Mo. Celui-ci est partagé par les deux cœurs.</text:p>
      <text:p text:style-name="P52"/>
      <text:p text:style-name="P52">La figure au dessous montre un schéma de l'architecture utilisée décrite auparavant. <text:span text:style-name="T109">On peut aussi constater la disposition des tâches attaquantes et de la tâche temps-réel. Ceci sera discuté plus tard dans la partie qui montre comment ont été faites les mesures.</text:span></text:p>
      <text:p text:style-name="P50"/>
      <text:p text:style-name="P67">Schéma <text:span text:style-name="T110">architecture :</text:span> psar_archi.png</text:p>
      <text:p text:style-name="P50"/>
      <text:p text:style-name="P51">Au début du projet, des tests ont été aussi réalisés sur un processeur Intel i7-3517U : <text:span text:style-name="T107">deux cœurs physiques et quatre logiques avec un L1 de 64ko pour les données et 64ko pour les instructions, un L2 mélangé de 256ko et un L3 mélangé et partagé de taille 4Mo. Cette machine utilisait un système Arch Linux avec un noyau 3.14</text:span>.</text:p>
      <text:p text:style-name="P51">Les résultats n'étaient pas satisfaisant puisque ce processeur est utilisé <text:span text:style-name="T104">sur</text:span> des <text:span text:style-name="T135">portables de type</text:span> ultrabook. Quand le processeur recevait trop de charges il activait son mécanisme de « Turbo Boost » pour répondre à la grande <text:span text:style-name="T105">demande faite par l'utilisateur</text:span>. <text:span text:style-name="T130">La cadence pouvait passer de 1.9 GHz à 3.0GHz.</text:span> Ce comportement <text:span text:style-name="T106">faussait les mesures puisque la tâche temps-réel allait s'exécuter plus rapidement quand la charge était plus importante, le système voulait se débarrasser le plus rapidement de ce processus pour laisser de la place aux autres tâches. Le fait que la tâche temps-réel soit maintenue moins de temps dans le processeur faisait que le nombre d'accès aux caches et à la mémoire soit inférieur aux nombre d'accès lorsque la tâche s'exécutait toute seule. Par conséquent les mesures présentées sur ce rapport correspondent seulement à la première architecture décrite.</text:span></text:p>
      <text:p text:style-name="P49"/>
      <text:p text:style-name="P23"><text:span text:style-name="T160">1.3) </text:span>Comment mesurer ?</text:p>
      <text:p text:style-name="P1"/>
      <text:p text:style-name="P1">Pour faire les mesures correspondantes à la tâche temps-réel on ut<text:span text:style-name="T7">i</text:span>lise la librairie PAPI (Performance Application Programming Interface) <text:span text:style-name="T1">décrite au par avant</text:span>. <text:span text:style-name="T3">Notamment on utilise les fonctions de bas niveau pour avoir une meilleure granularité sur les données.</text:span></text:p>
      <text:p text:style-name="P1"/>
      <text:p text:style-name="P1">Dans un premier temps on utilise un seul « <text:span text:style-name="T29">e</text:span>vent <text:span text:style-name="T29">s</text:span>et » qui <text:span text:style-name="T17">va indiquer à PAPI les différentes mesures qu'on veut faire, c'est-à-dire</text:span> le nombre de cache <text:span text:style-name="T4">MISS</text:span> pour les niveaux L1, L2 <text:span text:style-name="T39">et </text:span>L3. <text:span text:style-name="T17">Ce qui nous permet</text:span> donc <text:span text:style-name="T136">d'</text:span>avoir un taux de cache <text:span text:style-name="T5">HIT</text:span> pour les différents niveau, de même que le nombre d'accès à la mémoire (nombre de cache miss au niveau L3).</text:p>
      <text:p text:style-name="P1"/>
      <text:p text:style-name="P1">Le programme qui se charge de faire les mesures s'appelle « papi_wrapper » <text:span text:style-name="T34">(src/papi_wrapper.c)</text:span>. Son fonctionnement consiste à initialiser PAPI avec toutes les options nécessaires : <text:span text:style-name="T2">attacher l'événement à un seul CPU, changer le domaine de mesures et la granularité, initialiser l'event set ; il faut aussi utiliser un multiplexage</text:span> pour arriver à faire toutes les mesures sur un seul event set, <text:span text:style-name="T2">notamment avoir le nombre de cache MISS du L3 au même temps que les autres caches</text:span>. Les mesures se font sur la période stationnaire de la tâche temps réel. <text:span text:style-name="T18">Les compteurs sont initialisés après que la tâche temps-réel est lancée et ils sont arrêtés avant que le processus se termine.</text:span></text:p>
      <text:p text:style-name="P1"/>
      <text:p text:style-name="P4"><text:soft-page-break/>Comme ses fonctionnalités vont être utilisées par le scheduler plus tard dans le projet, l’initialisation des <text:s/>éléments utilisés pour le faire le benchmarking vont être mis dans un fichier utilitaire <text:span text:style-name="T40">appelé</text:span> « papi_util » <text:span text:style-name="T35">(src/papi_util.c).</text:span></text:p>
      <text:p text:style-name="P1"/>
      <text:p text:style-name="P1">Pour arriver à faire <text:span text:style-name="T30">le benchmarking</text:span> le wrapper va se forker, <text:span text:style-name="T40">lancer</text:span> la tâche temps-réel <text:span text:style-name="T19">en la</text:span> clou<text:span text:style-name="T19">ant</text:span> à un <text:span text:style-name="T19">seul</text:span> CPU, <text:span text:style-name="T31">avec la plus haute priorité FIFO ;</text:span> <text:span text:style-name="T32">on utilise les fonctions du scheduler (sched_setaffinity, sched_setscheduler) pour arriver à ceci</text:span>. <text:span text:style-name="T20">On ne veut pas que le processus fasse une migration de CPU parce que les mesures ne vont pas correspondre à la bande passante de la tâche temps-réel.</text:span> Dans notre cas on utilise le <text:span text:style-name="T12">deuxi</text:span>ème CPU pour la tâche temps-réel. Une fois forké, le wrapper va attendre la période stationnaire de la tâche temps-réel et mesurer les événements grâce à PAPI pendant une période de <text:span text:style-name="T33">huit</text:span> secondes. Après il attend <text:span text:style-name="T33">la fin de </text:span>son fils et fait la destruction du set pour se finir en affichant le temps d'<text:span text:style-name="T21">e</text:span>xécution et en ajoutant les données qui seront utilisés <text:span text:style-name="T22">par gnu</text:span>plot <text:span text:style-name="T22">sur des fichiers texte</text:span>.</text:p>
      <text:p text:style-name="P1"/>
      <text:p text:style-name="P3">Le wrapper peut prendre n'importe quel programme pour le lancer et faire des mesures de performance. <text:s/><text:span text:style-name="T2">Cependant</text:span> il va clouer la tâche passée en paramètre au deuxième cœur tout le temps.</text:p>
      <text:p text:style-name="P13">PAPI va nécessiter les droits de super-utilisateur pour arriver à attacher l'event set utilisé à un seul CPU (PAPI_set_opt avec l'option PAPI_CPU_ATTACH).</text:p>
      <text:p text:style-name="P3"/>
      <text:p text:style-name="P34">Pour <text:span text:style-name="T23">a</text:span>voir <text:span text:style-name="T23">une meilleure perception</text:span> sur la <text:span text:style-name="T23">performance de la</text:span> tâche temps-réel, on va isoler les cœurs qui vont être utilisés pour la tâche temps-réel, et po<text:span text:style-name="T23">ur</text:span> les attaquants. Dans l'architecture utilisée pour les tests on dispose de quatre cœurs <text:span text:style-name="T139">logiques</text:span> : on va utiliser un pour l'OS, un pour le temps-réel et les deux autres pour les attaquants. <text:span text:style-name="T23">L'isolation se fait avec la ligne de commande du noyau. On utilise l'option « isolcpus » passés au démarrage à travers GRUB 2.</text:span></text:p>
      <text:p text:style-name="P35"/>
      <text:p text:style-name="P36">Lancer d'autres tâches attaquantes sur les CPUs <text:span text:style-name="T41">déjà utilisés </text:span>ne va plus influencer le temps d'exécution de la tâche temps-réel. On va avoir une stabilisation de la courbe une fois qu'on n'a plus de CPUs disponibles.</text:p>
      <text:p text:style-name="P34"/>
      <text:p text:style-name="P37">En fonction du gouverneur du CPU les résultats peuvent varier, on a fait les mesures en utilisant le gouverneur « <text:span text:style-name="T42">p</text:span>owersave » et « <text:span text:style-name="T42">p</text:span>erformance ». <text:span text:style-name="T8">On peut considérer que dans un système embarqué on va préférer un gouverneur de type « powersave ». L'ensemble des tests ont été faits sur des noyau récents : 3.13.x .</text:span></text:p>
      <text:p text:style-name="P37"/>
      <text:p text:style-name="P38">Un facteur <text:span text:style-name="T43">qui est pris e</text:span>n compte <text:span text:style-name="T43">pour le benchmark </text:span>c'est le prefetching fait par le compilateur et par le CPU. C'est difficile de savoir comment va réagir le CPU ou le compilateur pour les tâches attaquantes <text:span text:style-name="T8">et la tâche temps-réel</text:span>. On a donc deux modes de parcours de liste chaîné pour les attaquants. Un mode où la liste est parcourue linéairement <text:span text:style-name="T44">donc le prefetching du compilateur et du CPU devraient être utilisés fortement dû à localité spatiale. U</text:span>n autre mode <text:span text:style-name="T24">avec un</text:span> parcours aléatoire <text:span text:style-name="T6">où on ne veut pas que le prefetching soit <text:s/>utilisé, on ne veut pas que le compilateur où le CPU connaissent la prochaine instruction ou donnée qui va être sollicitée</text:span>.</text:p>
      <text:p text:style-name="P38"/>
      <text:p text:style-name="P25">La tâche temps-réel va faire un parcours aléatoire de deux tableaux. Les tableaux sont assez grands pour qu'ils soient mis sur la mémoire et pas seulement sur le cache <text:span text:style-name="T45">L3</text:span>. <text:span text:style-name="T25">Comme pour les tâches attaquantes le parcours aléatoire des deux tableaux va rendre le prefetching impossible ou minimal.</text:span></text:p>
      <text:p text:style-name="P25"/>
      <text:p text:style-name="P25">Effectivement le but est de solliciter le plus possible le bus mémoire du processeur <text:span text:style-name="T26">pour toutes les tâches</text:span>.</text:p>
      <text:p text:style-name="P25"/>
      <text:p text:style-name="P2"/>
      <text:p text:style-name="P15"><text:soft-page-break/><text:span text:style-name="T161">1.4) </text:span>Résultats et analyse des courbes</text:p>
      <text:p text:style-name="P24"/>
      <text:p text:style-name="P40"><text:span text:style-name="T27">L</text:span>es <text:span text:style-name="T28">premiers </text:span>résultats <text:span text:style-name="T46">ont été faits avec un gouverneur « performance » et en utilisant un parcours aléatoire pour les tâches attaquantes. On a lancé cinquante fois le wrapper sans tâches attaquantes au début, après avec une tâche attaquante pour finir avec deux attaquants, donc un total de cent cinquante exécutions pour le wrapper. Les tâches attaquantes vont faire un parcours aléatoire en se lançant sur un autre terminal pour que l'OS puisse forcer le pourcentage d'utilisation du CPU. Ces processus vont contenir 900.000 éléments. La tâche temps réel va faire vingt millions d'itérations avant de se terminer. (Script lancer_benchmark.sh).</text:span></text:p>
      <text:p text:style-name="P40"/>
      <text:p text:style-name="P39"><text:span text:style-name="T47">Les résultats montrent</text:span> une augmentation de 14 % sur le temps d'exécution pour la tâche temps-réel quand on rajoute un attaquant. Et une augmentation de 35 % avec <text:span text:style-name="T9">deux attaquants.</text:span></text:p>
      <text:p text:style-name="P26">Pour le processus temps-réel seul, le temps d'exécution est aux alentours de 55 secondes, avec un attaquant on monte à 64 secondes et avec trois attaquants on arrive jusqu'à 89 secondes.</text:p>
      <text:p text:style-name="P26"/>
      <text:p text:style-name="P68">Courbe <text:span text:style-name="T142">temps d'exécution</text:span>: benchmark_<text:span text:style-name="T112">wrapper</text:span>_<text:span text:style-name="T112">pe</text:span>rformance.png</text:p>
      <text:p text:style-name="P26"/>
      <text:p text:style-name="P33">Le nombre d'accès <text:span text:style-name="T54">au caches de niveau inférieur et à la mémoire</text:span> vont augmenter aussi. <text:span text:style-name="T46">Pour les miss de niveau L1 on a une augmentation de facteur 1.9 pour les cache MISS totaux (instructions et données) avec un attaquant. Puis une augmentation de facteur 3.5 avec deux attaquants par rapport à un seul attaquant.</text:span></text:p>
      <text:p text:style-name="P33"/>
      <text:p text:style-name="P69">Coubre miss L1 : benchmark_wrapper_missL1.png</text:p>
      <text:p text:style-name="P33"/>
      <text:p text:style-name="P41">Le <text:span text:style-name="T55">taux de MISS du</text:span> L2 ne vas pas avoir des variances aussi grandes puisque les tâches attaquantes ont leur propre cache L2, <text:span text:style-name="T51">la taille du cache est aussi un facteur qui influence beaucoup les mesures</text:span>. <text:span text:style-name="T48">Le cache utilisé par la tâche temps-réel est celui qui est partagé avec l'OS</text:span>. Entre zéro et un attaquant la différence est 1.57 <text:span text:style-name="T49">taux</text:span> de MISS. Et entre un et deux attaquants le rapport est de 1.81.</text:p>
      <text:p text:style-name="P41"/>
      <text:p text:style-name="P70">Coubre miss L2 : benchmark_wrapper_missL2.png</text:p>
      <text:p text:style-name="P41"/>
      <text:p text:style-name="P41">Enfin, le <text:span text:style-name="T53">taux de MISS pour le niveau</text:span> L3 va avoir des rapports plus élevés puisque qu'il est partagé avec les autres tâches attaquantes. <text:span text:style-name="T50">On a un facteur de 6.23 pour un attaquant et un facteur de 1.13 pour deux attaquants. Ceci est dû à la surcharge du cache L3. Avec un seul attaquant le cache est déjà saturé puisqu'on utilise autour de 200 Mo de mémoire pour chaque attaquant. De même les mesures faites par PAPI concernent toutes les tâches : attaquants et temps-réel. Donc les accès mémoires sont mélangés.</text:span></text:p>
      <text:p text:style-name="P41"/>
      <text:p text:style-name="P71">Cou<text:span text:style-name="T138">r</text:span>be miss L3 : benchmark_wrapper_missL3.png</text:p>
      <text:p text:style-name="P41"/>
      <text:p text:style-name="P32">Le cache partagé <text:span text:style-name="T56">(niveau L3)</text:span> v<text:span text:style-name="T52">a être le plus pollué</text:span> par les données et les instructions des tâches attaquantes. <text:span text:style-name="T53">Ceci va avoir des influences sur les autres niveau de cache pour la tâche temps-réel : quand la donnée qui doit être chargée par le parcours aléatoire ne va pas se trouver sur le niveau de dessous c'est très probable que la donnée se trouve dans la mémoire et pas dans le cache de niveau L3 puisque ce cache est pollué et saturé par les tâches attaquantes. De même les tableaux gérés par le processus temps-réel ont une taille plus grande que tout le niveau L3 du cache c'est-a-dire plus de 2Mo de données.</text:span> <text:span text:style-name="T57">Les données et les instructions</text:span> vont être remplacées assez souvent dans le cas du parcours aléatoire et un peu moins souvent quand les tâches utilisent un parcours linéaire.</text:p>
      <text:p text:style-name="P66"/>
      <text:p text:style-name="P83">Dans un deuxième temps on a fait des mesures en utilisant le gouverneur « powersave ». On s'attendait <text:soft-page-break/>à des augmentations dans le temps d'exécution pour la tâche temps-réel, ce qui est bien le cas. On a plus ou moins <text:span text:style-name="T140">doublé en</text:span> temps d'exécution, c'est-à-dire aux alentours de 120 secondes pour la tâche temps-réel toute seule. <text:span text:style-name="T141">Puis 162 secondes avec un attaquant et enfin 212 secondes pour deux attaquants. On a donc une augmentation de 35 % pour un attaquant et 30 % pour deux attaquants par rapport à un seul. Par rapport au gouverneur « performance » un attaquant fait une grosse différence sur le temps d'exécution.</text:span></text:p>
      <text:p text:style-name="P84"/>
      <text:p text:style-name="P91">Courbe temps <text:span text:style-name="T143">d'exécution : benchmark_wrapper_powersave.png</text:span></text:p>
      <text:p text:style-name="P91"/>
      <text:p text:style-name="P97">Sur le nombre de MISS pour le niveau L1 on a <text:span text:style-name="T166">un facteur d'augmentation de 3.64 quand on passe à un attaquant. Puis un facteur de 1.16 avec deux attaquants.</text:span></text:p>
      <text:p text:style-name="P97"/>
      <text:p text:style-name="P92">Courbe miss L3 : benchmark_wrapper_missL1_powersave.png</text:p>
      <text:p text:style-name="P97"/>
      <text:p text:style-name="P97">Le nombre de MISS pour le niveau L2 montrent <text:span text:style-name="T167">une augmentation de 1.52 puis de 1.24.</text:span></text:p>
      <text:p text:style-name="P97"/>
      <text:p text:style-name="P92">Courbe miss L3 : benchmark_wrapper_missL2_powersave.png</text:p>
      <text:p text:style-name="P97"/>
      <text:p text:style-name="P97">En comparaison le nombre d'accès mémoire <text:span text:style-name="T168">augmente d'un facteur 3.16 avec un attaquant et 1.09 pour deux attaquants.</text:span></text:p>
      <text:p text:style-name="P97"/>
      <text:p text:style-name="P92">Courbe miss L3 : benchmark_wrapper_missL3_powersave.png</text:p>
      <text:p text:style-name="P26"/>
      <text:p text:style-name="P16"><text:span text:style-name="T162">1.5) </text:span>Conclusion</text:p>
      <text:p text:style-name="P16"/>
      <text:p text:style-name="P54">Les tests effectués sur l'architecture Intel, montrent <text:span text:style-name="T111">à quel point</text:span> la tâche temps-réel va être influencée par des tâches attaquantes très gourmandes en mémoire. <text:span text:style-name="T137">Indépendamment du gouverneur CPU qui est utilisé sur le système d'exploitation, l'influence reste la même. Le temps d'exécution qui augmente comme le nombre d'accès à la mémoire vont être des problèmes très graves pour un processus de ce type, puisque le pire cas d'exécution ne vas pas être du tout le même avec ou sans des attaquants. Les différentes ressources partagées sont la cause de ce problème et le problème de contention mémoire est bien visible avec les différents tests qui ont été effectués.</text:span></text:p>
      <text:p text:style-name="P53"/>
      <text:p text:style-name="P17"><text:span text:style-name="T163">2.2) </text:span>Scheduler, la tâche temps-réel et les tâches attaquantes</text:p>
      <text:p text:style-name="P17"/>
      <text:p text:style-name="P30">La solution que nous proposons en mode utilisateur s'appelle « papi_scheduler » <text:span text:style-name="T36">(src/papi_scheduler.c)</text:span>. <text:span text:style-name="T10">Ce scheduler va reprendre les fonctionnalités de base de « papi_wrapper » et va aussi utiliser le fichier utilitaire « papi_util », en clouant une tâche temps-réel au deuxième CPU et en faisant des mesures de performance pour ce processus.</text:span></text:p>
      <text:p text:style-name="P27"/>
      <text:p text:style-name="P28">Ce qui a été rajouté au wrapper pour faire un type d'ordonnancement est un timer POSIX qui se déclenche toutes les 0.<text:span text:style-name="T37">0</text:span>25 secondes, pour que le scheduler vérifie combien d'accès mémoire ont été effectués. <text:span text:style-name="T95">On ne dispose pas d'interrupteurs matériels qui peuvent détecter si on dépasse un quota d'accès mémoire. Ce timer utilise un signal temps-réel (SIGTRMIN) et le handler qui a été défini pour ce singal va se charger de consulter les valeurs combien d'accès mémoire ont été faits.</text:span> Un event set spécifique <text:span text:style-name="T96">(scheduler_eventset)</text:span> pour les accès mémoire a été rajouté puisqu'il doit être réinitialisé toutes après chaque fenêtre d'exécution.</text:p>
      <text:p text:style-name="P27"/>
      <text:p text:style-name="P29">Les fenêtres d'exécution peuvent correspondre aux échéances de la tâche temps-réel. Par exemple, dans <text:soft-page-break/>notre cas, on veut assurer que toutes les cinq secondes le nombre d'accès mémoire ne <text:span text:style-name="T13">dépasse</text:span> pas les 129.000 accès. <text:span text:style-name="T11">Ce nombre d'accès correspond aux nombre d'accès faits par l'OS et la tâche attaquante qui tournent sur le premier et le deuxième cœur. Évidemment ce nombre peut varier dû à des interruptions ou à d'autres comportements du système d’exploitation. En fonction des architectures le nombre d'accès peut varier aussi.</text:span></text:p>
      <text:p text:style-name="P27"/>
      <text:p text:style-name="P31">Plusieurs aspects doivent être pris en compte pour <text:span text:style-name="T15">que</text:span> le scheduler <text:span text:style-name="T97">ait le comportement voulu :</text:span> si le timer se déclenche pour des périodes qui sont en dessous de 0.<text:span text:style-name="T38">0</text:span>1 <text:span text:style-name="T16">secondes,</text:span> PAPI va mesurer 0 accès mémoire <text:span text:style-name="T14">et les compteurs vont être saturés. Si on prend une période plus longue on perd en précision pour savoir quand est-ce que le quota d'accès mémoire a été dépassé et les tâches attaquantes vont être arrêtes trop tard, ce qui va provoquer une augmentation sur le temps d'exécution de la tâche temps-réel</text:span>. <text:span text:style-name="T98">Si cette période est trop longue aussi ça peut arriver que les processus attaquants n'arrivent pas à s'arrêter complètement puisque la nouvelle fenêtre d'exécution va arriver plus tôt.</text:span></text:p>
      <text:p text:style-name="P5"><text:span text:style-name="T60">Si </text:span><text:span text:style-name="T58">le </text:span><text:span text:style-name="T59">quota d'accès mémoire est </text:span><text:span text:style-name="T58">dépassé très vite les tâches attaquantes ne vont pas pouvoir s'exécuter pendant que la tâche temps-réel s'exécute. Le problème va dans l'autre sens aussi, si la fenêtre d'exécution est trop courte </text:span><text:span text:style-name="T61">les tâches attaquantes ne vont pas réussir a être arrêtés </text:span><text:span text:style-name="T62">et le temps d'exécution va être comparable à celui du wrapper</text:span><text:span text:style-name="T61">.</text:span></text:p>
      <text:p text:style-name="P42"/>
      <text:p text:style-name="P6"><text:span text:style-name="T61">L</text:span><text:span text:style-name="T58">e </text:span><text:span text:style-name="T64">schéma</text:span><text:span text:style-name="T58"> général </text:span><text:span text:style-name="T64">d'exécution</text:span><text:span text:style-name="T58"> du scheduler est le suivant :</text:span></text:p>
      <text:p text:style-name="P43"/>
      <text:p text:style-name="P6"><text:span text:style-name="T58">Après avoir initialisé toutes les variables qui vont être utilisés pour les mesures </text:span><text:span text:style-name="T65">en utilisant les fonctions de « papi_util »</text:span><text:span text:style-name="T58">, le scheduler initialise le timer qui va être utilisé en définissant le handler pour </text:span><text:span text:style-name="T66">celui-ci.</text:span></text:p>
      <text:p text:style-name="P7"><text:span text:style-name="T58">Ce programme prend en paramètre le nombre d'attaquants qui vont être lancés avec la tâche temps-réel. </text:span><text:span text:style-name="T63">Le scheduler se fork</text:span><text:span text:style-name="T71">e</text:span><text:span text:style-name="T63"> le nombre de fois que l'utilisateur </text:span><text:span text:style-name="T67">a</text:span><text:span text:style-name="T63"> demand</text:span><text:span text:style-name="T67">é</text:span><text:span text:style-name="T63"> en lançant les processus attaquants sur des émulateurs de terminaux. </text:span><text:span text:style-name="T72">Les émulateurs commencent à s'exécuter sur les CPUs </text:span><text:span text:style-name="T89">trois</text:span><text:span text:style-name="T72"> et </text:span><text:span text:style-name="T89">quatre</text:span><text:span text:style-name="T72"> mais l'OS les fait migrer la plus part du temps vers le CPU </text:span><text:span text:style-name="T89">1</text:span><text:span text:style-name="T72">, </text:span><text:span text:style-name="T73">ceci doit être un effet de bord du fait d'utiliser le serveur X sur un seul cœur</text:span><text:span text:style-name="T72">. Cependant les tâches attaquantes sont bien clouées aux CPUs </text:span><text:span text:style-name="T90">trois</text:span><text:span text:style-name="T72"> et </text:span><text:span text:style-name="T90">quatre</text:span><text:span text:style-name="T72">.</text:span><text:span text:style-name="T63"> </text:span><text:span text:style-name="T68">Par défaut les processus attaquants vont utiliser un parcours aléatoire et vont créer 900.000 éléments. Les conditions sont </text:span><text:span text:style-name="T69">donc </text:span><text:span text:style-name="T68">les mêmes que pour le wrapper.</text:span></text:p>
      <text:p text:style-name="P8"><text:span text:style-name="T68">I</text:span><text:span text:style-name="T58">l faut attendre la période stationnaire des tâches attaquantes pour pouvoir lancer la tâche-temps réel </text:span><text:span text:style-name="T70">puisqu'au début les attaquants font l'allocation des éléments de la liste.</text:span></text:p>
      <text:p text:style-name="P44"/>
      <text:p text:style-name="P9"><text:span text:style-name="T70">U</text:span><text:span text:style-name="T58">ne fois que cette étape a été atteinte, le scheduler va se forker une dernière fois pour lancer la tâche temps-réel sur le deuxième CPU, </text:span><text:span text:style-name="T74">exactement pareil que le wrapper.</text:span></text:p>
      <text:p text:style-name="P45"/>
      <text:p text:style-name="P11"><text:span text:style-name="T74">P</text:span><text:span text:style-name="T58">endant que la tâche temps-réel va s'exécuter, le scheduler va recevoir les SIGTRMIN du timer. Il consulte donc la valeur du compteur d'accès mémoire. Il va décrémenter une variable « </text:span><text:span text:style-name="T78">rt_quota_l3 » </text:span><text:span text:style-name="T58">initialisé avec le nombre d'accès mémoire définis dans une macro. Si la varia</text:span><text:span text:style-name="T75">b</text:span><text:span text:style-name="T58">le atteint zéro ou une </text:span><text:span text:style-name="T76">valeur négative, le scheduler va envoyer un signal SIGSTOP aux attaquants. </text:span><text:span text:style-name="T79">Pour n</text:span><text:span text:style-name="T86">xtic(1) </text:span><text:span text:style-name="T79">e pas </text:span><text:span text:style-name="T81">r</text:span><text:span text:style-name="T79">envoyer les signaux on a une autre variable qui sert de </text:span><text:span text:style-name="T80">boolean</text:span><text:span text:style-name="T79">.</text:span></text:p>
      <text:p text:style-name="P10"><text:span text:style-name="T77">Chaque fois que le handler va être exécuté une variable « </text:span><text:span text:style-name="T82">new_window »</text:span><text:span text:style-name="T77"> va être décrémentée. Quand la variable atteint zéro, alors il faut commencer une nouvelle fenêtre d'exécution. </text:span><text:span text:style-name="T83">Le scheduler va envoyer les SIGCONT aux tâches attaquantes et réinitialiser toutes les variables globales pour le quota, <text:s/>les signaux et pour la fenêtre d'exécution.</text:span></text:p>
      <text:p text:style-name="P12"><text:span text:style-name="T83">C</text:span><text:span text:style-name="T58">e procédé est </text:span><text:span text:style-name="T87">répété</text:span><text:span text:style-name="T58"> jusqu'à que la tâche temps-réel se termine.</text:span></text:p>
      <text:p text:style-name="P46"/>
      <text:p text:style-name="P78">Algorithme Scheduler :</text:p>
      <text:p text:style-name="P62"/>
      <text:p text:style-name="P63"><text:soft-page-break/>quota_memoire = QUOTA_DISPONIBLE</text:p>
      <text:p text:style-name="P63">envoyé = faux</text:p>
      <text:p text:style-name="P64">nouvelle_fenetre = NB_APPELS_TIMER</text:p>
      <text:p text:style-name="P64"/>
      <text:p text:style-name="P21"><text:span text:style-name="T131">function</text:span> <text:span text:style-name="T131">handler_timer</text:span></text:p>
      <text:p text:style-name="P62"><text:tab/><text:span text:style-name="T131">consommation = </text:span>r<text:span text:style-name="T132">é</text:span>cupérer les valeurs du compteur matériel <text:span text:style-name="T131">avec PAPI</text:span></text:p>
      <text:p text:style-name="P62"><text:tab/><text:span text:style-name="T131">quota_memoire ← quota_memoire – consommation</text:span></text:p>
      <text:p text:style-name="P62"/>
      <text:p text:style-name="P62"><text:tab/><text:span text:style-name="T147">si</text:span><text:span text:style-name="T131"> quota_memoire ≤ 0 </text:span><text:span text:style-name="T147">et</text:span><text:span text:style-name="T131"> envoyé = faux </text:span><text:span text:style-name="T147">alors</text:span></text:p>
      <text:p text:style-name="P62"><text:tab/><text:tab/><text:span text:style-name="T133">envoyer SIGSTOP aux attaquants</text:span></text:p>
      <text:p text:style-name="P62"><text:tab/><text:tab/><text:span text:style-name="T133">envoyé ← vrai</text:span></text:p>
      <text:p text:style-name="P62"><text:tab/><text:span text:style-name="T148">fin si</text:span></text:p>
      <text:p text:style-name="P62"/>
      <text:p text:style-name="P62"><text:tab/><text:span text:style-name="T133">nouvelle_fenetre ← nouvelle_fenetre – 1</text:span></text:p>
      <text:p text:style-name="P62"><text:tab/></text:p>
      <text:p text:style-name="P65"><text:tab/><text:span text:style-name="T146">si</text:span> nouvelle_fentre = 0 <text:span text:style-name="T146">alors</text:span></text:p>
      <text:p text:style-name="P65"><text:tab/><text:tab/>envoyer SIGCONT aux attaquants</text:p>
      <text:p text:style-name="P65"><text:tab/><text:tab/>nouvelle_fenetre ← NB_APPELS_TIMER</text:p>
      <text:p text:style-name="P65"><text:tab/><text:tab/>quota_memoire ← QUOTA_DISPONIBLE</text:p>
      <text:p text:style-name="P65"><text:tab/><text:tab/>envoyé ← faux</text:p>
      <text:p text:style-name="P65"><text:tab/><text:span text:style-name="T146">fin si</text:span></text:p>
      <text:p text:style-name="P22">fin handler_timer</text:p>
      <text:p text:style-name="P46"/>
      <text:p text:style-name="P46"/>
      <text:p text:style-name="P99"><text:span text:style-name="T58">On pourrait choisir d'utiliser les compteurs de MISS pour un niveau de cache L2 par exemple pour savoir exactement quelle tâche est la plus gourmande et réussir à l'arrêter. Mais l'intérêt du projet était d'essayer de faire un ordonnancement en fonction de compteurs partagés entre les différents processus qui sont utilisés. Comme dans notre architecture c'est que le cache de niveau L3 qui est partagé on utilise le nombre de MISS de ce cache comme quota.</text:span></text:p>
      <text:p text:style-name="P12"><text:span text:style-name="T58"/></text:p>
      <text:p text:style-name="P12"><text:span text:style-name="T58">En plus de l'ordonnancement, le scheduler va faire les mesures de performance exactement de la même manière que le wrapper, </text:span><text:span text:style-name="T91">mesurer le nombre de MISS sur les différents niveau pendant la période stationnaire de la tâche temps-réel</text:span><text:span text:style-name="T58">. </text:span><text:span text:style-name="T92">À la fin, le scheduler va écrire</text:span><text:span text:style-name="T84"> sur des fichier pour que gnuplot puisse les utiliser </text:span><text:span text:style-name="T85">pour faire les graphes </text:span><text:span text:style-name="T93">présentés sur ce rapport</text:span><text:span text:style-name="T85">.</text:span></text:p>
      <text:p text:style-name="P47"/>
      <text:p text:style-name="P14"><text:span text:style-name="T88">Ce</text:span><text:span text:style-name="T58"> schéma du scheduler </text:span><text:span text:style-name="T88">donne une visio</text:span><text:span text:style-name="T94">n de l'exécution de ce programme</text:span><text:span text:style-name="T58"> :</text:span></text:p>
      <text:p text:style-name="P58"/>
      <text:p text:style-name="P76">Schéma scheduler : papi_scheduler.png</text:p>
      <text:p text:style-name="P47"/>
      <text:p text:style-name="P18"><text:span text:style-name="T164">2.3) </text:span>Mesures, résultats et analyse</text:p>
      <text:p text:style-name="P18"/>
      <text:p text:style-name="P55">Les différentes tâches attaquantes et temps-réel vont avoir les même paramètres <text:span text:style-name="T144">qui ont été</text:span> utilisés pour le wrapper, mais cette fois pour les tests du scheduler. C'est-à-dire qu'on utilise un parcours aléatoire pour les tâches attaquantes sur des listes de 900.000 éléments. Le processus temps-réel va faire 20'000.000 itérations <text:span text:style-name="T114">et va être attaché au deuxième CPU logique. Les attaquants vont être attachés aux CPUs trois et quatre et l'OS va s'exécuter sur le premier CPU.</text:span></text:p>
      <text:p text:style-name="P55"/>
      <text:p text:style-name="P56">Le premier <text:span text:style-name="T116">point à constater et celui qui est le plus intéressant, est le</text:span> temps d'exécution <text:span text:style-name="T116">obtenu</text:span> avec <text:span text:style-name="T116">le mécanisme d'arrêt des processus attaquants. Comme pour le wrapper on a fait des tests en utilisant deux </text:span><text:soft-page-break/><text:span text:style-name="T116">types de gouverneurs CPUs : « powersave » et « performance ». Les premiers résultats discutés correspondent au gouverneur « performance ».</text:span></text:p>
      <text:p text:style-name="P56"/>
      <text:p text:style-name="P90">On peut constater qu'on a une légère augmentation sur le temps d'exécution quand on passe de zéro à un attaquant <text:span text:style-name="T115">avec le scheduler. Avec un attaquant on a 6 % d'augmentation, c'est-à-dire qu'on passe de 55 secondes à 58 environ. On a presque 0 % d'augmentation quand on passe à deux attaquants.</text:span></text:p>
      <text:p text:style-name="P90"/>
      <text:p text:style-name="P90"><text:span text:style-name="T115">En comparant aux résultats obtenus avec l'attaquant qui n'est pas arrêté, on a un gain de 6 secondes en moyenne, mais avec deux attaquants le gain est de 31 secondes. Ce gain de 6 secondes peut être expliqué par la latence qui existe entre l'envoie des signaux à un processus et le traitement par ce programme. Effectivement le scheduler envoie le signal mais la tâche attaquante doit s'arrêter et ceci peut prendre un peu de temps. Une fois que la tâche attaquantes doit commencer à nouveau son exécution elle va arriver au taux maximal d'usage de CPU avec un certain écart. Tous ces aspects vont faire que la tâche temps-réel ne s'exécute pas exactement avec le temps initial sans attaquants.</text:span></text:p>
      <text:p text:style-name="P56"/>
      <text:p text:style-name="P57">La courbe présentée ci dessous montre les <text:span text:style-name="T117">différents temps d'exéction obtenus avec le wrapper et le scheduler :</text:span></text:p>
      <text:p text:style-name="P56"/>
      <text:p text:style-name="P72">Courbe scheduler vs wrapper :benchmark_1_performance.png</text:p>
      <text:p text:style-name="P72"/>
      <text:p text:style-name="P79">Le nombre de <text:span text:style-name="T118">MISS</text:span> au niveau L1 va avoir un comportement très similaire au temps d'exécution c'est-a-dire qu'on a une augmentation avec un attaquant, mais un deuxième attaquant ne vas pas influencer <text:span text:style-name="T145">fortement</text:span> le nombre de MISS. <text:span text:style-name="T119">On peut remarquer que les valeurs sont plus variables et n'ont pas tendance à stagner sur une valeur bien précise. Une augmentation de rapport 1.94 sur le nombre de MISS pour un attaquant et avec deux attaquants. Effectivement la différence entre un et deux attaquants est négligeable pour ces tests.</text:span></text:p>
      <text:p text:style-name="P73"/>
      <text:p text:style-name="P74">Cou<text:span text:style-name="T120">r</text:span>be Miss L1 scheduler : benchmark_scheduler_missL1.png</text:p>
      <text:p text:style-name="P73"/>
      <text:p text:style-name="P80">Pour le cache de niveau L2 <text:span text:style-name="T121">on a une augmentation de 1.32 du nombre de MISS pour un attaquant et une augmentation de 1.05 pour deux attaquants par rapport à ce dernier.</text:span></text:p>
      <text:p text:style-name="P80"/>
      <text:p text:style-name="P75">Courbe Miss L2 Scheduler : benchmark_scheduler_missL2.png</text:p>
      <text:p text:style-name="P80"/>
      <text:p text:style-name="P80">Enfin, le cache L3 <text:span text:style-name="T122">va avoir des résultats semblables aux autres caches avec une augmentation de 2.03 pour un attaquant et 1.10 pour deux attaquants. Contrairement au wrapper la petite variance entre deux et un seul attaquant sur le nombre d'accès mémoire n'est pas dû seulement à une saturation du cache L3 mais plutôt au fait que les tâches sont arrêtées. </text:span></text:p>
      <text:p text:style-name="P80"/>
      <text:p text:style-name="P77">Courbe Miss L3 Scheduler:benchmark_scheduler_missL3.png</text:p>
      <text:p text:style-name="P77"/>
      <text:p text:style-name="P81">Les différents résultats montrent des nettes améliorations par rapport à l'exécution qui ne disposait pas du système d'arrêt pour les tâches attaquantes.</text:p>
      <text:p text:style-name="P81"/>
      <text:p text:style-name="P81">On peut voir qu'il y a une augmentation sur le nombre de MISS avec les attaquants, ce qui est normal puisque les attaquants arrivent à s'exécuter pendant des instants durant la fenêtre d'exécution du scheduler. Quand le quota d'accès mémoire est dépas<text:span text:style-name="T123">s</text:span>é on fait l'arrêt des tâches. Comme on arrête les <text:span text:style-name="T124">attaquants</text:span> séquentiellement cette façon de faire <text:span text:style-name="T125">peut</text:span> cause<text:span text:style-name="T125">r</text:span> la petite différence qu'on retrouve sur le temps d'exécution et sur le nombre de MISS <text:span text:style-name="T126">quand on passe de un à deux attaquants</text:span>.</text:p>
      <text:p text:style-name="P18"><text:soft-page-break/></text:p>
      <text:p text:style-name="P85">En utilisant un gouverneur « powersave » l'écart entre un processus attaquant et deux attaquants est plus marquant, <text:span text:style-name="T149">ceci est dû au </text:span>temps d'exécution <text:span text:style-name="T149">qui</text:span> augmente. <text:span text:style-name="T150">Les processus vont être plus longtemps dans le CPU ce qui fait que l'écart est plus visible.</text:span></text:p>
      <text:p text:style-name="P85"/>
      <text:p text:style-name="P86">Pour le temps d'exécution on a une augmentation de 1<text:span text:style-name="T157">2</text:span> % avec un attaquant et <text:span text:style-name="T154">7 % avec </text:span>deux attaquants. On passe de 1<text:span text:style-name="T156">31</text:span> secondes sur la tâche temps-réel toute seule à 14<text:span text:style-name="T155">8</text:span> secondes avec un attaquant puis à 1<text:span text:style-name="T153">5</text:span>2 avec deux attaquants. <text:span text:style-name="T151">Avec ce type de gouverneur l'arrêt des tâches attaquantes est plus lent. L'arrêt se fait aussi avec un effet d'escalier, on ne passe pas de 100 % d'usage de CPU à 0 % de manière linéaire, le gouverneur s'arrête vers la moitié pour enfin s'arrêter complètement.</text:span></text:p>
      <text:p text:style-name="P87"/>
      <text:p text:style-name="P93">Courbe scheduler vs wrapper : benchmark_2_powersave.png</text:p>
      <text:p text:style-name="P18"/>
      <text:p text:style-name="P96">//<text:span text:style-name="T169">Rajouter l'analyse des MISS pour les différents caches</text:span></text:p>
      <text:p text:style-name="P18"/>
      <text:p text:style-name="P20"><text:span text:style-name="T165">2.4) </text:span>Conclusio<text:span text:style-name="T113">n</text:span></text:p>
      <text:p text:style-name="P20"/>
      <text:p text:style-name="P60">Le mécanisme d'arrêt des tâches attaquantes, en utilisant PAPI comme plate-forme de mesure, montre qu'on peut avoir des bons résultats avec des simples envois de signaux et <text:span text:style-name="T127">en utilisant des mesures déclenchées avec un timer POSIX.</text:span></text:p>
      <text:p text:style-name="P60"/>
      <text:p text:style-name="P61">Sur les deux types de gouverneur CPU on a autour de 10 % d'augmentation sur le temps d'exécution et ce temps d'exécution reste plus ou moins stable après avoir lancé une seule tâche attaquante. </text:p>
      <text:p text:style-name="P59"/>
      <text:p text:style-name="P88">Le temps d'échéance de la tâche temps-réel et <text:span text:style-name="T128">le pire cas vont varier mais d'une manière beaucoup moins importante que quand il n'y avait pas un mécanisme d'arrêt. On peut voir que le gouverneur de CPU le plus intéressant est « performance » puisque la différence entre un attaquant et deux attaquants est minimale. Cependant dans un système embarqué c'est possible que le gouverneur de préférence soit « powersave » justement pour arriver à réduire la consommation d'énergie. On avait pour deux attaquants un temps d'exécution de 212 secondes environ et 152 secondes avec le mécanisme d'arrêt pour les deux processus attaquants, une amélioration de 32 % grâce au scheduler.</text:span></text:p>
      <text:p text:style-name="P88"/>
      <text:p text:style-name="P89"><text:span text:style-name="T158">Malheureusement on n'a pas pu avoir une architecture de test avec plus de cœurs, pour voir si le temps d'exécution avait tendance à se stabiliser au bout d'un nombre de tâches attaquantes. Les résultats obtenus auraient tendance à dire que oui, alors cette limite, qui est très liée au matériel pourrait être considérée comme le temps d'échéance pour la tâche temps-ré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edina</meta:initial-creator>
    <meta:creation-date>2014-04-27T16:23:43.864959548</meta:creation-date>
    <dc:date>2014-05-03T14:54:31.514580286</dc:date>
    <dc:creator>Roberto Medina</dc:creator>
    <meta:editing-duration>PT15H35M</meta:editing-duration>
    <meta:editing-cycles>424</meta:editing-cycles>
    <meta:generator>LibreOffice/4.2.3.3$Linux_X86_64 LibreOffice_project/420m0$Build-3</meta:generator>
    <meta:document-statistic meta:table-count="0" meta:image-count="0" meta:object-count="0" meta:page-count="8" meta:paragraph-count="104" meta:word-count="4047" meta:character-count="24611" meta:non-whitespace-character-count="20639"/>
  </office:meta>
</office:document-meta>
</file>